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07464297226623" office:value-type="float"/>
          <table:table-cell office:value="-0.0052919772056486125" office:value-type="float"/>
          <table:table-cell office:value="-0.008161417381477363" office:value-type="float"/>
          <table:table-cell office:value="-0.0027567672320912106" office:value-type="float"/>
          <table:table-cell office:value="0.006770541238302508" office:value-type="float"/>
          <table:table-cell office:value="-0.0061439837456891255" office:value-type="float"/>
          <table:table-cell office:value="0.0817659109324847" office:value-type="float"/>
          <table:table-cell office:value="1" office:value-type="float"/>
          <table:table-cell office:value="-0.707464297226623" office:value-type="float"/>
          <table:table-cell office:value="-0.5291977205648613" office:value-type="float"/>
          <table:table-cell office:value="-0.8161417381477363" office:value-type="float"/>
          <table:table-cell office:value="-0.27567672320912107" office:value-type="float"/>
          <table:table-cell office:value="0.6770541238302508" office:value-type="float"/>
          <table:table-cell office:value="-0.6143983745689126" office:value-type="float"/>
        </table:table-row>
        <table:table-row>
          <table:table-cell office:value="-0.0007020482113088344" office:value-type="float"/>
          <table:table-cell office:value="0.00424409924789995" office:value-type="float"/>
          <table:table-cell office:value="-0.0034413674943249177" office:value-type="float"/>
          <table:table-cell office:value="-0.00031436835372948167" office:value-type="float"/>
          <table:table-cell office:value="0.0059057191529534505" office:value-type="float"/>
          <table:table-cell office:value="-0.010364606267835003" office:value-type="float"/>
          <table:table-cell office:value="0.07731706754554733" office:value-type="float"/>
          <table:table-cell office:value="2" office:value-type="float"/>
          <table:table-cell office:value="0.6372594760957395" office:value-type="float"/>
          <table:table-cell office:value="0.9536076453548563" office:value-type="float"/>
          <table:table-cell office:value="0.47200498871524443" office:value-type="float"/>
          <table:table-cell office:value="0.2442398878361729" office:value-type="float"/>
          <table:table-cell office:value="-0.08648220853490574" office:value-type="float"/>
          <table:table-cell office:value="-0.4220622522145878" office:value-type="float"/>
        </table:table-row>
        <table:table-row>
          <table:table-cell office:value="0.007038808808870909" office:value-type="float"/>
          <table:table-cell office:value="0.003429738842815066" office:value-type="float"/>
          <table:table-cell office:value="-0.006976427980530559" office:value-type="float"/>
          <table:table-cell office:value="-0.0009538816475994261" office:value-type="float"/>
          <table:table-cell office:value="0.015682465006504127" office:value-type="float"/>
          <table:table-cell office:value="-0.01805710183080815" office:value-type="float"/>
          <table:table-cell office:value="0.08828493904200009" office:value-type="float"/>
          <table:table-cell office:value="3" office:value-type="float"/>
          <table:table-cell office:value="0.7740857020179743" office:value-type="float"/>
          <table:table-cell office:value="-0.0814360405084884" office:value-type="float"/>
          <table:table-cell office:value="-0.3535060486205641" office:value-type="float"/>
          <table:table-cell office:value="-0.06395132938699444" office:value-type="float"/>
          <table:table-cell office:value="0.9776745853550677" office:value-type="float"/>
          <table:table-cell office:value="-0.769249556297315" office:value-type="float"/>
        </table:table-row>
        <table:table-row>
          <table:table-cell office:value="0.0137787923109294" office:value-type="float"/>
          <table:table-cell office:value="0.005469198518891537" office:value-type="float"/>
          <table:table-cell office:value="-0.009475627677467997" office:value-type="float"/>
          <table:table-cell office:value="-0.007242799024489131" office:value-type="float"/>
          <table:table-cell office:value="0.011885716581300929" office:value-type="float"/>
          <table:table-cell office:value="-0.016107622630556425" office:value-type="float"/>
          <table:table-cell office:value="0.09180963427450572" office:value-type="float"/>
          <table:table-cell office:value="4" office:value-type="float"/>
          <table:table-cell office:value="0.6739983502058491" office:value-type="float"/>
          <table:table-cell office:value="0.20394596760764716" office:value-type="float"/>
          <table:table-cell office:value="-0.24991996969374375" office:value-type="float"/>
          <table:table-cell office:value="-0.6288917376889704" office:value-type="float"/>
          <table:table-cell office:value="-0.3796748425203198" office:value-type="float"/>
          <table:table-cell office:value="0.1949479200251727" office:value-type="float"/>
        </table:table-row>
        <table:table-row>
          <table:table-cell office:value="0.022492820575195832" office:value-type="float"/>
          <table:table-cell office:value="0.001570516790263573" office:value-type="float"/>
          <table:table-cell office:value="-0.00511737771845008" office:value-type="float"/>
          <table:table-cell office:value="0.002750271734450303" office:value-type="float"/>
          <table:table-cell office:value="0.017633237092231968" office:value-type="float"/>
          <table:table-cell office:value="-0.02258642311047146" office:value-type="float"/>
          <table:table-cell office:value="0.08727462394804511" office:value-type="float"/>
          <table:table-cell office:value="5" office:value-type="float"/>
          <table:table-cell office:value="0.8714028264266434" office:value-type="float"/>
          <table:table-cell office:value="-0.3898681728627964" office:value-type="float"/>
          <table:table-cell office:value="0.4358249959017917" office:value-type="float"/>
          <table:table-cell office:value="0.9993070758939433" office:value-type="float"/>
          <table:table-cell office:value="0.5747520510931041" office:value-type="float"/>
          <table:table-cell office:value="-0.6478800479915034" office:value-type="float"/>
        </table:table-row>
        <table:table-row>
          <table:table-cell office:value="0.01992250128211839" office:value-type="float"/>
          <table:table-cell office:value="-0.0014006364032973606" office:value-type="float"/>
          <table:table-cell office:value="-0.003672977269935782" office:value-type="float"/>
          <table:table-cell office:value="-0.0010553885836258464" office:value-type="float"/>
          <table:table-cell office:value="0.025704090939430387" office:value-type="float"/>
          <table:table-cell office:value="-0.014602967212229617" office:value-type="float"/>
          <table:table-cell office:value="0.08715154207799586" office:value-type="float"/>
          <table:table-cell office:value="6" office:value-type="float"/>
          <table:table-cell office:value="-0.2570319293077443" office:value-type="float"/>
          <table:table-cell office:value="-0.29711531935609337" office:value-type="float"/>
          <table:table-cell office:value="0.1444400448514298" office:value-type="float"/>
          <table:table-cell office:value="-0.38056603180761495" office:value-type="float"/>
          <table:table-cell office:value="0.807085384719842" office:value-type="float"/>
          <table:table-cell office:value="0.7983455898241842" office:value-type="float"/>
        </table:table-row>
        <table:table-row>
          <table:table-cell office:value="0.02779038597308947" office:value-type="float"/>
          <table:table-cell office:value="-0.008673668298144402" office:value-type="float"/>
          <table:table-cell office:value="0.0009356774591892216" office:value-type="float"/>
          <table:table-cell office:value="-0.009586266277625797" office:value-type="float"/>
          <table:table-cell office:value="0.035056357525664626" office:value-type="float"/>
          <table:table-cell office:value="-0.00599435828609406" office:value-type="float"/>
          <table:table-cell office:value="0.08121135011741427" office:value-type="float"/>
          <table:table-cell office:value="7" office:value-type="float"/>
          <table:table-cell office:value="0.7867884690971083" office:value-type="float"/>
          <table:table-cell office:value="-0.7273031894847042" office:value-type="float"/>
          <table:table-cell office:value="0.46086547291250035" office:value-type="float"/>
          <table:table-cell office:value="-0.853087769399995" office:value-type="float"/>
          <table:table-cell office:value="0.9352266586234241" office:value-type="float"/>
          <table:table-cell office:value="0.8608608926135557" office:value-type="float"/>
        </table:table-row>
        <table:table-row>
          <table:table-cell office:value="0.0189950260280106" office:value-type="float"/>
          <table:table-cell office:value="-0.010490953610040371" office:value-type="float"/>
          <table:table-cell office:value="0.003508510995043626" office:value-type="float"/>
          <table:table-cell office:value="-0.0011826271690387642" office:value-type="float"/>
          <table:table-cell office:value="0.031482496352425574" office:value-type="float"/>
          <table:table-cell office:value="-0.00043790337999496855" office:value-type="float"/>
          <table:table-cell office:value="0.08305069589972656" office:value-type="float"/>
          <table:table-cell office:value="8" office:value-type="float"/>
          <table:table-cell office:value="-0.8795359945078871" office:value-type="float"/>
          <table:table-cell office:value="-0.18172853118959686" office:value-type="float"/>
          <table:table-cell office:value="0.2572833535854404" office:value-type="float"/>
          <table:table-cell office:value="0.8403639108587033" office:value-type="float"/>
          <table:table-cell office:value="-0.35738611732390524" office:value-type="float"/>
          <table:table-cell office:value="0.5556454906099091" office:value-type="float"/>
        </table:table-row>
        <table:table-row>
          <table:table-cell office:value="0.009394424424019608" office:value-type="float"/>
          <table:table-cell office:value="-0.019116342771356258" office:value-type="float"/>
          <table:table-cell office:value="0.005534733658013293" office:value-type="float"/>
          <table:table-cell office:value="0.0005347604992655579" office:value-type="float"/>
          <table:table-cell office:value="0.02523254174825426" office:value-type="float"/>
          <table:table-cell office:value="-0.00875397314794334" office:value-type="float"/>
          <table:table-cell office:value="0.0800970265699297" office:value-type="float"/>
          <table:table-cell office:value="9" office:value-type="float"/>
          <table:table-cell office:value="-0.960060160399099" office:value-type="float"/>
          <table:table-cell office:value="-0.8625389161315884" office:value-type="float"/>
          <table:table-cell office:value="0.20262226629696678" office:value-type="float"/>
          <table:table-cell office:value="0.1717387668304322" office:value-type="float"/>
          <table:table-cell office:value="-0.6249954604171313" office:value-type="float"/>
          <table:table-cell office:value="-0.8316069767948371" office:value-type="float"/>
        </table:table-row>
        <table:table-row>
          <table:table-cell office:value="0.01498576330972437" office:value-type="float"/>
          <table:table-cell office:value="-0.028915748407614954" office:value-type="float"/>
          <table:table-cell office:value="0.014404060148501863" office:value-type="float"/>
          <table:table-cell office:value="0.001410862249734201" office:value-type="float"/>
          <table:table-cell office:value="0.025558212532271148" office:value-type="float"/>
          <table:table-cell office:value="-0.006695561081713007" office:value-type="float"/>
          <table:table-cell office:value="0.07441385921386773" office:value-type="float"/>
          <table:table-cell office:value="10" office:value-type="float"/>
          <table:table-cell office:value="0.5591338885704762" office:value-type="float"/>
          <table:table-cell office:value="-0.9799405636258693" office:value-type="float"/>
          <table:table-cell office:value="0.8869326490488569" office:value-type="float"/>
          <table:table-cell office:value="0.0876101750468643" office:value-type="float"/>
          <table:table-cell office:value="0.03256707840168849" office:value-type="float"/>
          <table:table-cell office:value="0.2058412066230333" office:value-type="float"/>
        </table:table-row>
        <table:table-row>
          <table:table-cell office:value="0.01349049940449354" office:value-type="float"/>
          <table:table-cell office:value="-0.03304963377730704" office:value-type="float"/>
          <table:table-cell office:value="0.01246300041513753" office:value-type="float"/>
          <table:table-cell office:value="-0.0006875876460750037" office:value-type="float"/>
          <table:table-cell office:value="0.035064772348571444" office:value-type="float"/>
          <table:table-cell office:value="-0.009897331701776597" office:value-type="float"/>
          <table:table-cell office:value="0.07239624007905808" office:value-type="float"/>
          <table:table-cell office:value="11" office:value-type="float"/>
          <table:table-cell office:value="-0.14952639052308303" office:value-type="float"/>
          <table:table-cell office:value="-0.4133885369692085" office:value-type="float"/>
          <table:table-cell office:value="-0.1941059733364332" office:value-type="float"/>
          <table:table-cell office:value="-0.20984498958092046" office:value-type="float"/>
          <table:table-cell office:value="0.9506559816300295" office:value-type="float"/>
          <table:table-cell office:value="-0.3201770620063591" office:value-type="float"/>
        </table:table-row>
        <table:table-row>
          <table:table-cell office:value="0.012668972439291076" office:value-type="float"/>
          <table:table-cell office:value="-0.026300335669690512" office:value-type="float"/>
          <table:table-cell office:value="0.01055320456838587" office:value-type="float"/>
          <table:table-cell office:value="-0.0038784478034774015" office:value-type="float"/>
          <table:table-cell office:value="0.03100503542267718" office:value-type="float"/>
          <table:table-cell office:value="-0.01922225677678223" office:value-type="float"/>
          <table:table-cell office:value="0.07603030129600583" office:value-type="float"/>
          <table:table-cell office:value="12" office:value-type="float"/>
          <table:table-cell office:value="-0.08215269652024637" office:value-type="float"/>
          <table:table-cell office:value="0.6749298107616526" office:value-type="float"/>
          <table:table-cell office:value="-0.19097958467516607" office:value-type="float"/>
          <table:table-cell office:value="-0.31908601574023976" office:value-type="float"/>
          <table:table-cell office:value="-0.40597369258942617" office:value-type="float"/>
          <table:table-cell office:value="-0.9324925075005632" office:value-type="float"/>
        </table:table-row>
        <table:table-row>
          <table:table-cell office:value="0.01731961086053608" office:value-type="float"/>
          <table:table-cell office:value="-0.02083799837983348" office:value-type="float"/>
          <table:table-cell office:value="0.003910001003887118" office:value-type="float"/>
          <table:table-cell office:value="-0.005595868911614329" office:value-type="float"/>
          <table:table-cell office:value="0.03390180513441963" office:value-type="float"/>
          <table:table-cell office:value="-0.02613409447125709" office:value-type="float"/>
          <table:table-cell office:value="0.07826115686449223" office:value-type="float"/>
          <table:table-cell office:value="13" office:value-type="float"/>
          <table:table-cell office:value="0.46506384212450036" office:value-type="float"/>
          <table:table-cell office:value="0.5462337289857033" office:value-type="float"/>
          <table:table-cell office:value="-0.6643203564498752" office:value-type="float"/>
          <table:table-cell office:value="-0.17174211081369273" office:value-type="float"/>
          <table:table-cell office:value="0.2896769711742444" office:value-type="float"/>
          <table:table-cell office:value="-0.691183769447486" office:value-type="float"/>
        </table:table-row>
        <table:table-row>
          <table:table-cell office:value="0.023669224969692582" office:value-type="float"/>
          <table:table-cell office:value="-0.01843762665637355" office:value-type="float"/>
          <table:table-cell office:value="-0.002242452463421421" office:value-type="float"/>
          <table:table-cell office:value="-0.004730664112855919" office:value-type="float"/>
          <table:table-cell office:value="0.04272862543730025" office:value-type="float"/>
          <table:table-cell office:value="-0.03242900208882142" office:value-type="float"/>
          <table:table-cell office:value="0.07812364662790842" office:value-type="float"/>
          <table:table-cell office:value="14" office:value-type="float"/>
          <table:table-cell office:value="0.6349614109156503" office:value-type="float"/>
          <table:table-cell office:value="0.24003717234599287" office:value-type="float"/>
          <table:table-cell office:value="-0.6152453467308538" office:value-type="float"/>
          <table:table-cell office:value="0.086520479875841" office:value-type="float"/>
          <table:table-cell office:value="0.8826820302880622" office:value-type="float"/>
          <table:table-cell office:value="-0.6294907617564331" office:value-type="float"/>
        </table:table-row>
        <table:table-row>
          <table:table-cell office:value="0.014539535414989707" office:value-type="float"/>
          <table:table-cell office:value="-0.01581807081647355" office:value-type="float"/>
          <table:table-cell office:value="-0.008822516796549412" office:value-type="float"/>
          <table:table-cell office:value="0.000208646203668136" office:value-type="float"/>
          <table:table-cell office:value="0.03327070360131354" office:value-type="float"/>
          <table:table-cell office:value="-0.03069099319305143" office:value-type="float"/>
          <table:table-cell office:value="0.080619904644174" office:value-type="float"/>
          <table:table-cell office:value="15" office:value-type="float"/>
          <table:table-cell office:value="-0.9129689554702876" office:value-type="float"/>
          <table:table-cell office:value="0.2619555839900003" office:value-type="float"/>
          <table:table-cell office:value="-0.6580064333127991" office:value-type="float"/>
          <table:table-cell office:value="0.4939310316524055" office:value-type="float"/>
          <table:table-cell office:value="-0.9457921835986713" office:value-type="float"/>
          <table:table-cell office:value="0.17380088957699913" office:value-type="float"/>
        </table:table-row>
        <table:table-row>
          <table:table-cell office:value="0.008316456792256306" office:value-type="float"/>
          <table:table-cell office:value="-0.01485124530306651" office:value-type="float"/>
          <table:table-cell office:value="-0.0034938266589742114" office:value-type="float"/>
          <table:table-cell office:value="-0.001680127508665664" office:value-type="float"/>
          <table:table-cell office:value="0.026262908295467915" office:value-type="float"/>
          <table:table-cell office:value="-0.02553365385691117" office:value-type="float"/>
          <table:table-cell office:value="0.08173395297438084" office:value-type="float"/>
          <table:table-cell office:value="16" office:value-type="float"/>
          <table:table-cell office:value="-0.62230786227334" office:value-type="float"/>
          <table:table-cell office:value="0.09668255134070391" office:value-type="float"/>
          <table:table-cell office:value="0.53286901375752" office:value-type="float"/>
          <table:table-cell office:value="-0.18887737123338" office:value-type="float"/>
          <table:table-cell office:value="-0.7007795305845625" office:value-type="float"/>
          <table:table-cell office:value="0.5157339336140256" office:value-type="float"/>
        </table:table-row>
        <table:table-row>
          <table:table-cell office:value="0.01772957583245665" office:value-type="float"/>
          <table:table-cell office:value="-0.02133055522185981" office:value-type="float"/>
          <table:table-cell office:value="-0.0016501796937124064" office:value-type="float"/>
          <table:table-cell office:value="-0.0017667701485420838" office:value-type="float"/>
          <table:table-cell office:value="0.016540398147830433" office:value-type="float"/>
          <table:table-cell office:value="-0.01784915893882596" office:value-type="float"/>
          <table:table-cell office:value="0.0773117387098301" office:value-type="float"/>
          <table:table-cell office:value="17" office:value-type="float"/>
          <table:table-cell office:value="0.9413119040200342" office:value-type="float"/>
          <table:table-cell office:value="-0.6479309918793301" office:value-type="float"/>
          <table:table-cell office:value="0.18436469652618048" office:value-type="float"/>
          <table:table-cell office:value="-0.008664263987641974" office:value-type="float"/>
          <table:table-cell office:value="-0.972251014763748" office:value-type="float"/>
          <table:table-cell office:value="0.7684494918085212" office:value-type="float"/>
        </table:table-row>
        <table:table-row>
          <table:table-cell office:value="0.02091320149207799" office:value-type="float"/>
          <table:table-cell office:value="-0.0270673044100382" office:value-type="float"/>
          <table:table-cell office:value="0.00340964569291376" office:value-type="float"/>
          <table:table-cell office:value="-0.0003662516272922786" office:value-type="float"/>
          <table:table-cell office:value="0.019363792193209238" office:value-type="float"/>
          <table:table-cell office:value="-0.018638174895121342" office:value-type="float"/>
          <table:table-cell office:value="0.07385994774984062" office:value-type="float"/>
          <table:table-cell office:value="18" office:value-type="float"/>
          <table:table-cell office:value="0.3183625659621341" office:value-type="float"/>
          <table:table-cell office:value="-0.5736749188178392" office:value-type="float"/>
          <table:table-cell office:value="0.5059825386626167" office:value-type="float"/>
          <table:table-cell office:value="0.1400518521249805" office:value-type="float"/>
          <table:table-cell office:value="0.28233940453788064" office:value-type="float"/>
          <table:table-cell office:value="-0.07890159562953847" office:value-type="float"/>
        </table:table-row>
        <table:table-row>
          <table:table-cell office:value="0.019635417985887697" office:value-type="float"/>
          <table:table-cell office:value="-0.0270047811844627" office:value-type="float"/>
          <table:table-cell office:value="-0.0017914492001306665" office:value-type="float"/>
          <table:table-cell office:value="0.002757313582338869" office:value-type="float"/>
          <table:table-cell office:value="0.027483433626656617" office:value-type="float"/>
          <table:table-cell office:value="-0.018452407621243307" office:value-type="float"/>
          <table:table-cell office:value="0.07410634029589563" office:value-type="float"/>
          <table:table-cell office:value="19" office:value-type="float"/>
          <table:table-cell office:value="-0.1277783506190291" office:value-type="float"/>
          <table:table-cell office:value="0.0062523225575501495" office:value-type="float"/>
          <table:table-cell office:value="-0.5201094893044427" office:value-type="float"/>
          <table:table-cell office:value="0.3123565209631147" office:value-type="float"/>
          <table:table-cell office:value="0.8119641433447378" office:value-type="float"/>
          <table:table-cell office:value="0.01857672738780347" office:value-type="float"/>
        </table:table-row>
        <table:table-row>
          <table:table-cell office:value="0.011152828118350396" office:value-type="float"/>
          <table:table-cell office:value="-0.030117507093380565" office:value-type="float"/>
          <table:table-cell office:value="-0.0027791629237625243" office:value-type="float"/>
          <table:table-cell office:value="0.007790789032134401" office:value-type="float"/>
          <table:table-cell office:value="0.03448532081083974" office:value-type="float"/>
          <table:table-cell office:value="-0.0165482522665798" office:value-type="float"/>
          <table:table-cell office:value="0.07343918100515567" office:value-type="float"/>
          <table:table-cell office:value="20" office:value-type="float"/>
          <table:table-cell office:value="-0.84825898675373" office:value-type="float"/>
          <table:table-cell office:value="-0.3112725908917864" office:value-type="float"/>
          <table:table-cell office:value="-0.09877137236318578" office:value-type="float"/>
          <table:table-cell office:value="0.5033475449795533" office:value-type="float"/>
          <table:table-cell office:value="0.7001887184183124" office:value-type="float"/>
          <table:table-cell office:value="0.19041553546635082" office:value-type="float"/>
        </table:table-row>
        <table:table-row>
          <table:table-cell office:value="0.0078027586466272655" office:value-type="float"/>
          <table:table-cell office:value="-0.03441804897578668" office:value-type="float"/>
          <table:table-cell office:value="-0.009419400072851402" office:value-type="float"/>
          <table:table-cell office:value="0.002555324790533377" office:value-type="float"/>
          <table:table-cell office:value="0.044219463377677466" office:value-type="float"/>
          <table:table-cell office:value="-0.02387917426643619" office:value-type="float"/>
          <table:table-cell office:value="0.07090233954573659" office:value-type="float"/>
          <table:table-cell office:value="21" office:value-type="float"/>
          <table:table-cell office:value="-0.33500694717231294" office:value-type="float"/>
          <table:table-cell office:value="-0.43005418824061126" office:value-type="float"/>
          <table:table-cell office:value="-0.6640237149088877" office:value-type="float"/>
          <table:table-cell office:value="-0.5235464241601024" office:value-type="float"/>
          <table:table-cell office:value="0.9734142566837725" office:value-type="float"/>
          <table:table-cell office:value="-0.733092199985639" office:value-type="float"/>
        </table:table-row>
        <table:table-row>
          <table:table-cell office:value="0.003920471828993846" office:value-type="float"/>
          <table:table-cell office:value="-0.027767027327484553" office:value-type="float"/>
          <table:table-cell office:value="-0.010866407303056505" office:value-type="float"/>
          <table:table-cell office:value="0.010096415994402438" office:value-type="float"/>
          <table:table-cell office:value="0.05" office:value-type="float"/>
          <table:table-cell office:value="-0.016110633154277826" office:value-type="float"/>
          <table:table-cell office:value="0.07425902326827685" office:value-type="float"/>
          <table:table-cell office:value="22" office:value-type="float"/>
          <table:table-cell office:value="-0.388228681763342" office:value-type="float"/>
          <table:table-cell office:value="0.6651021648302127" office:value-type="float"/>
          <table:table-cell office:value="-0.1447007230205104" office:value-type="float"/>
          <table:table-cell office:value="0.7541091203869061" office:value-type="float"/>
          <table:table-cell office:value="0.6130742969823575" office:value-type="float"/>
          <table:table-cell office:value="0.7768541112158365" office:value-type="float"/>
        </table:table-row>
        <table:table-row>
          <table:table-cell office:value="-0.005914255208098754" office:value-type="float"/>
          <table:table-cell office:value="-0.019134422442616452" office:value-type="float"/>
          <table:table-cell office:value="-0.0205486383422437" office:value-type="float"/>
          <table:table-cell office:value="0.002049585725215417" office:value-type="float"/>
          <table:table-cell office:value="0.05" office:value-type="float"/>
          <table:table-cell office:value="-0.009268557649728781" office:value-type="float"/>
          <table:table-cell office:value="0.07804957921577835" office:value-type="float"/>
          <table:table-cell office:value="23" office:value-type="float"/>
          <table:table-cell office:value="-0.9834727037092599" office:value-type="float"/>
          <table:table-cell office:value="0.86326048848681" office:value-type="float"/>
          <table:table-cell office:value="-0.9682231039187195" office:value-type="float"/>
          <table:table-cell office:value="-0.8046830269187022" office:value-type="float"/>
          <table:table-cell office:value="0.05262638909055095" office:value-type="float"/>
          <table:table-cell office:value="0.6842075504549046" office:value-type="float"/>
        </table:table-row>
        <table:table-row>
          <table:table-cell office:value="-0.0007937350173376585" office:value-type="float"/>
          <table:table-cell office:value="-0.013561060058130245" office:value-type="float"/>
          <table:table-cell office:value="-0.028868133451926625" office:value-type="float"/>
          <table:table-cell office:value="0.00023222495221712574" office:value-type="float"/>
          <table:table-cell office:value="0.05" office:value-type="float"/>
          <table:table-cell office:value="-0.0005081516602347992" office:value-type="float"/>
          <table:table-cell office:value="0.08160076849856714" office:value-type="float"/>
          <table:table-cell office:value="24" office:value-type="float"/>
          <table:table-cell office:value="0.5120520190761095" office:value-type="float"/>
          <table:table-cell office:value="0.5573362384486207" office:value-type="float"/>
          <table:table-cell office:value="-0.8319495109682924" office:value-type="float"/>
          <table:table-cell office:value="-0.1817360772998291" office:value-type="float"/>
          <table:table-cell office:value="0.10797926471269159" office:value-type="float"/>
          <table:table-cell office:value="0.8760405989493982" office:value-type="float"/>
        </table:table-row>
        <table:table-row>
          <table:table-cell office:value="-0.005036867606073317" office:value-type="float"/>
          <table:table-cell office:value="-0.015483223711726517" office:value-type="float"/>
          <table:table-cell office:value="-0.024400117028421205" office:value-type="float"/>
          <table:table-cell office:value="0.006891334326317449" office:value-type="float"/>
          <table:table-cell office:value="0.05" office:value-type="float"/>
          <table:table-cell office:value="0.007231322099363964" office:value-type="float"/>
          <table:table-cell office:value="0.08002758583222784" office:value-type="float"/>
          <table:table-cell office:value="25" office:value-type="float"/>
          <table:table-cell office:value="-0.42431325887356586" office:value-type="float"/>
          <table:table-cell office:value="-0.19221636535962716" office:value-type="float"/>
          <table:table-cell office:value="0.4468016423505421" office:value-type="float"/>
          <table:table-cell office:value="0.6659109374100323" office:value-type="float"/>
          <table:table-cell office:value="0.08657064521794022" office:value-type="float"/>
          <table:table-cell office:value="0.7739473759598763" office:value-type="float"/>
        </table:table-row>
        <table:table-row>
          <table:table-cell office:value="-0.002041850946583053" office:value-type="float"/>
          <table:table-cell office:value="-0.0067633411425337304" office:value-type="float"/>
          <table:table-cell office:value="-0.024049906611411438" office:value-type="float"/>
          <table:table-cell office:value="0.01638009038210222" office:value-type="float"/>
          <table:table-cell office:value="0.05" office:value-type="float"/>
          <table:table-cell office:value="0.0015967668784852632" office:value-type="float"/>
          <table:table-cell office:value="0.08487667842237698" office:value-type="float"/>
          <table:table-cell office:value="26" office:value-type="float"/>
          <table:table-cell office:value="0.2995016659490264" office:value-type="float"/>
          <table:table-cell office:value="0.8719882569192787" office:value-type="float"/>
          <table:table-cell office:value="0.03502104170097664" office:value-type="float"/>
          <table:table-cell office:value="0.9488756055784773" office:value-type="float"/>
          <table:table-cell office:value="0.7482693648814196" office:value-type="float"/>
          <table:table-cell office:value="-0.5634555220878701" office:value-type="float"/>
        </table:table-row>
        <table:table-row>
          <table:table-cell office:value="-0.003993489714187368" office:value-type="float"/>
          <table:table-cell office:value="-0.011908675130763366" office:value-type="float"/>
          <table:table-cell office:value="-0.020375053381688796" office:value-type="float"/>
          <table:table-cell office:value="0.024212794953745873" office:value-type="float"/>
          <table:table-cell office:value="0.05" office:value-type="float"/>
          <table:table-cell office:value="0.0012344327105027666" office:value-type="float"/>
          <table:table-cell office:value="0.0818327219628678" office:value-type="float"/>
          <table:table-cell office:value="27" office:value-type="float"/>
          <table:table-cell office:value="-0.19516387676043156" office:value-type="float"/>
          <table:table-cell office:value="-0.5145333988229635" office:value-type="float"/>
          <table:table-cell office:value="0.3674853229722641" office:value-type="float"/>
          <table:table-cell office:value="0.7832704571643652" office:value-type="float"/>
          <table:table-cell office:value="0.3668787109634628" office:value-type="float"/>
          <table:table-cell office:value="-0.03623341679824965" office:value-type="float"/>
        </table:table-row>
        <table:table-row>
          <table:table-cell office:value="0.004089084981349616" office:value-type="float"/>
          <table:table-cell office:value="-0.008577216832921602" office:value-type="float"/>
          <table:table-cell office:value="-0.023481413344885824" office:value-type="float"/>
          <table:table-cell office:value="0.027338944519714418" office:value-type="float"/>
          <table:table-cell office:value="0.04448578623932905" office:value-type="float"/>
          <table:table-cell office:value="-0.0008116476785117932" office:value-type="float"/>
          <table:table-cell office:value="0.08455966619154293" office:value-type="float"/>
          <table:table-cell office:value="28" office:value-type="float"/>
          <table:table-cell office:value="0.8082574695536984" office:value-type="float"/>
          <table:table-cell office:value="0.3331458297841765" office:value-type="float"/>
          <table:table-cell office:value="-0.31063599631970273" office:value-type="float"/>
          <table:table-cell office:value="0.31261495659685434" office:value-type="float"/>
          <table:table-cell office:value="-0.5514213760670956" office:value-type="float"/>
          <table:table-cell office:value="-0.20460803890145596" office:value-type="float"/>
        </table:table-row>
        <table:table-row>
          <table:table-cell office:value="0.00927723074345659" office:value-type="float"/>
          <table:table-cell office:value="-0.010524803712012067" office:value-type="float"/>
          <table:table-cell office:value="-0.013733068532218269" office:value-type="float"/>
          <table:table-cell office:value="0.03392163332579817" office:value-type="float"/>
          <table:table-cell office:value="0.045446732780657986" office:value-type="float"/>
          <table:table-cell office:value="-0.00735057916727927" office:value-type="float"/>
          <table:table-cell office:value="0.08334293343858427" office:value-type="float"/>
          <table:table-cell office:value="29" office:value-type="float"/>
          <table:table-cell office:value="0.5188145762106975" office:value-type="float"/>
          <table:table-cell office:value="-0.19475868790904638" office:value-type="float"/>
          <table:table-cell office:value="0.9748344812667555" office:value-type="float"/>
          <table:table-cell office:value="0.6582688806083756" office:value-type="float"/>
          <table:table-cell office:value="0.09609465413289375" office:value-type="float"/>
          <table:table-cell office:value="-0.6538931488767477" office:value-type="float"/>
        </table:table-row>
        <table:table-row>
          <table:table-cell office:value="0.009222372138784461" office:value-type="float"/>
          <table:table-cell office:value="-0.0194223713596828" office:value-type="float"/>
          <table:table-cell office:value="-0.017827640417339637" office:value-type="float"/>
          <table:table-cell office:value="0.025311470506276055" office:value-type="float"/>
          <table:table-cell office:value="0.04018666664648474" office:value-type="float"/>
          <table:table-cell office:value="-0.013913959188407973" office:value-type="float"/>
          <table:table-cell office:value="0.07891096082055914" office:value-type="float"/>
          <table:table-cell office:value="30" office:value-type="float"/>
          <table:table-cell office:value="-0.005485860467213" office:value-type="float"/>
          <table:table-cell office:value="-0.8897567647670734" office:value-type="float"/>
          <table:table-cell office:value="-0.40945718851213697" office:value-type="float"/>
          <table:table-cell office:value="-0.8610162819522118" office:value-type="float"/>
          <table:table-cell office:value="-0.5260066134173249" office:value-type="float"/>
          <table:table-cell office:value="-0.6563380021128704" office:value-type="float"/>
        </table:table-row>
        <table:table-row>
          <table:table-cell office:value="0.0027962498162179446" office:value-type="float"/>
          <table:table-cell office:value="-0.02048205610423246" office:value-type="float"/>
          <table:table-cell office:value="-0.008353402013151098" office:value-type="float"/>
          <table:table-cell office:value="0.02629816320718059" office:value-type="float"/>
          <table:table-cell office:value="0.0342788832071235" office:value-type="float"/>
          <table:table-cell office:value="-0.018712558583560347" office:value-type="float"/>
          <table:table-cell office:value="0.0785211623028733" office:value-type="float"/>
          <table:table-cell office:value="31" office:value-type="float"/>
          <table:table-cell office:value="-0.6426122322566516" office:value-type="float"/>
          <table:table-cell office:value="-0.10596847445496604" office:value-type="float"/>
          <table:table-cell office:value="0.947423840418854" office:value-type="float"/>
          <table:table-cell office:value="0.09866927009045368" office:value-type="float"/>
          <table:table-cell office:value="-0.5907783439361232" office:value-type="float"/>
          <table:table-cell office:value="-0.4798599395152372" office:value-type="float"/>
        </table:table-row>
        <table:table-row>
          <table:table-cell office:value="0.005585274186460628" office:value-type="float"/>
          <table:table-cell office:value="-0.023086757031537536" office:value-type="float"/>
          <table:table-cell office:value="-0.006093442050803811" office:value-type="float"/>
          <table:table-cell office:value="0.019251758394112965" office:value-type="float"/>
          <table:table-cell office:value="0.038992120280575714" office:value-type="float"/>
          <table:table-cell office:value="-0.019410365170861633" office:value-type="float"/>
          <table:table-cell office:value="0.0772134240738768" office:value-type="float"/>
          <table:table-cell office:value="32" office:value-type="float"/>
          <table:table-cell office:value="0.2789024370242683" office:value-type="float"/>
          <table:table-cell office:value="-0.26047009273050725" office:value-type="float"/>
          <table:table-cell office:value="0.22599599623472866" office:value-type="float"/>
          <table:table-cell office:value="-0.7046404813067628" office:value-type="float"/>
          <table:table-cell office:value="0.471323707345221" office:value-type="float"/>
          <table:table-cell office:value="-0.06978065873012862" office:value-type="float"/>
        </table:table-row>
        <table:table-row>
          <table:table-cell office:value="0.008196575151869412" office:value-type="float"/>
          <table:table-cell office:value="-0.016336427981272973" office:value-type="float"/>
          <table:table-cell office:value="-0.016003142139329015" office:value-type="float"/>
          <table:table-cell office:value="0.023969731746716322" office:value-type="float"/>
          <table:table-cell office:value="0.04151461239375739" office:value-type="float"/>
          <table:table-cell office:value="-0.025950161768168195" office:value-type="float"/>
          <table:table-cell office:value="0.08056374549901636" office:value-type="float"/>
          <table:table-cell office:value="33" office:value-type="float"/>
          <table:table-cell office:value="0.2611300965408785" office:value-type="float"/>
          <table:table-cell office:value="0.6750329050264563" office:value-type="float"/>
          <table:table-cell office:value="-0.9909700088525204" office:value-type="float"/>
          <table:table-cell office:value="0.47179733526033574" office:value-type="float"/>
          <table:table-cell office:value="0.2522492113181676" office:value-type="float"/>
          <table:table-cell office:value="-0.6539796597306562" office:value-type="float"/>
        </table:table-row>
        <table:table-row>
          <table:table-cell office:value="0.00928690801725223" office:value-type="float"/>
          <table:table-cell office:value="-0.019353025043766663" office:value-type="float"/>
          <table:table-cell office:value="-0.02362938795002557" office:value-type="float"/>
          <table:table-cell office:value="0.0278378026444668" office:value-type="float"/>
          <table:table-cell office:value="0.04066607492687327" office:value-type="float"/>
          <table:table-cell office:value="-0.020863533574281442" office:value-type="float"/>
          <table:table-cell office:value="0.07890262168214346" office:value-type="float"/>
          <table:table-cell office:value="34" office:value-type="float"/>
          <table:table-cell office:value="0.10903328653828193" office:value-type="float"/>
          <table:table-cell office:value="-0.3016597062493689" office:value-type="float"/>
          <table:table-cell office:value="-0.7626245810696555" office:value-type="float"/>
          <table:table-cell office:value="0.38680708977504796" office:value-type="float"/>
          <table:table-cell office:value="-0.08485374668841206" office:value-type="float"/>
          <table:table-cell office:value="0.5086628193886753" office:value-type="float"/>
        </table:table-row>
        <table:table-row>
          <table:table-cell office:value="0.011965438888032594" office:value-type="float"/>
          <table:table-cell office:value="-0.01719176306668837" office:value-type="float"/>
          <table:table-cell office:value="-0.01608845967752409" office:value-type="float"/>
          <table:table-cell office:value="0.033865359840431174" office:value-type="float"/>
          <table:table-cell office:value="0.04929450858841722" office:value-type="float"/>
          <table:table-cell office:value="-0.027786474388609237" office:value-type="float"/>
          <table:table-cell office:value="0.07951608627005631" office:value-type="float"/>
          <table:table-cell office:value="35" office:value-type="float"/>
          <table:table-cell office:value="0.26785308707803623" office:value-type="float"/>
          <table:table-cell office:value="0.21612619770782948" office:value-type="float"/>
          <table:table-cell office:value="0.7540928272501481" office:value-type="float"/>
          <table:table-cell office:value="0.6027557195964373" office:value-type="float"/>
          <table:table-cell office:value="0.8628433661543948" office:value-type="float"/>
          <table:table-cell office:value="-0.6922940814327796" office:value-type="float"/>
        </table:table-row>
        <table:table-row>
          <table:table-cell office:value="0.013685219394178272" office:value-type="float"/>
          <table:table-cell office:value="-0.02275607189383673" office:value-type="float"/>
          <table:table-cell office:value="-0.023205645679124295" office:value-type="float"/>
          <table:table-cell office:value="0.039686092712122666" office:value-type="float"/>
          <table:table-cell office:value="0.04686730985596969" office:value-type="float"/>
          <table:table-cell office:value="-0.02445185780357662" office:value-type="float"/>
          <table:table-cell office:value="0.07646460689275776" office:value-type="float"/>
          <table:table-cell office:value="36" office:value-type="float"/>
          <table:table-cell office:value="0.17197805061456783" office:value-type="float"/>
          <table:table-cell office:value="-0.5564308827148361" office:value-type="float"/>
          <table:table-cell office:value="-0.7117186001600206" office:value-type="float"/>
          <table:table-cell office:value="0.5820732871691494" office:value-type="float"/>
          <table:table-cell office:value="-0.24271987324475308" office:value-type="float"/>
          <table:table-cell office:value="0.3334616585032619" office:value-type="float"/>
        </table:table-row>
        <table:table-row>
          <table:table-cell office:value="0.011258610176994522" office:value-type="float"/>
          <table:table-cell office:value="-0.026843282639080597" office:value-type="float"/>
          <table:table-cell office:value="-0.024472518283360993" office:value-type="float"/>
          <table:table-cell office:value="0.04272871672268956" office:value-type="float"/>
          <table:table-cell office:value="0.0387829302773556" office:value-type="float"/>
          <table:table-cell office:value="-0.023135492415228706" office:value-type="float"/>
          <table:table-cell office:value="0.07471042921989772" office:value-type="float"/>
          <table:table-cell office:value="37" office:value-type="float"/>
          <table:table-cell office:value="-0.24266092171837506" office:value-type="float"/>
          <table:table-cell office:value="-0.40872107452438655" office:value-type="float"/>
          <table:table-cell office:value="-0.12668726042366973" office:value-type="float"/>
          <table:table-cell office:value="0.30426240105668967" office:value-type="float"/>
          <table:table-cell office:value="-0.8084379578614089" office:value-type="float"/>
          <table:table-cell office:value="0.1316365388347911" office:value-type="float"/>
        </table:table-row>
        <table:table-row>
          <table:table-cell office:value="0.0017784011744854961" office:value-type="float"/>
          <table:table-cell office:value="-0.021572835546757485" office:value-type="float"/>
          <table:table-cell office:value="-0.03284820486367124" office:value-type="float"/>
          <table:table-cell office:value="0.0459506449634985" office:value-type="float"/>
          <table:table-cell office:value="0.03204978788368001" office:value-type="float"/>
          <table:table-cell office:value="-0.014581244517581742" office:value-type="float"/>
          <table:table-cell office:value="0.07747478772020497" office:value-type="float"/>
          <table:table-cell office:value="38" office:value-type="float"/>
          <table:table-cell office:value="-0.9480209002509026" office:value-type="float"/>
          <table:table-cell office:value="0.5270447092323112" office:value-type="float"/>
          <table:table-cell office:value="-0.8375686580310242" office:value-type="float"/>
          <table:table-cell office:value="0.3221928240808942" office:value-type="float"/>
          <table:table-cell office:value="-0.6733142393675589" office:value-type="float"/>
          <table:table-cell office:value="0.8554247897646965" office:value-type="float"/>
        </table:table-row>
        <table:table-row>
          <table:table-cell office:value="-0.007922164589826055" office:value-type="float"/>
          <table:table-cell office:value="-0.026766809094591858" office:value-type="float"/>
          <table:table-cell office:value="-0.024783759422891467" office:value-type="float"/>
          <table:table-cell office:value="0.04417514278822579" office:value-type="float"/>
          <table:table-cell office:value="0.023996545955219606" office:value-type="float"/>
          <table:table-cell office:value="-0.008300388059531334" office:value-type="float"/>
          <table:table-cell office:value="0.0740131335586948" office:value-type="float"/>
          <table:table-cell office:value="39" office:value-type="float"/>
          <table:table-cell office:value="-0.9700565764311551" office:value-type="float"/>
          <table:table-cell office:value="-0.5193973547834374" office:value-type="float"/>
          <table:table-cell office:value="0.806444544077977" office:value-type="float"/>
          <table:table-cell office:value="-0.17755021752727118" office:value-type="float"/>
          <table:table-cell office:value="-0.8053241928460402" office:value-type="float"/>
          <table:table-cell office:value="0.6280856458050408" office:value-type="float"/>
        </table:table-row>
        <table:table-row>
          <table:table-cell office:value="-0.007869263214501102" office:value-type="float"/>
          <table:table-cell office:value="-0.017305423050677483" office:value-type="float"/>
          <table:table-cell office:value="-0.023775997401324987" office:value-type="float"/>
          <table:table-cell office:value="0.04171758975382782" office:value-type="float"/>
          <table:table-cell office:value="0.0250543813443689" office:value-type="float"/>
          <table:table-cell office:value="-0.01429228119786646" office:value-type="float"/>
          <table:table-cell office:value="0.07878328800094073" office:value-type="float"/>
          <table:table-cell office:value="40" office:value-type="float"/>
          <table:table-cell office:value="0.005290137532495187" office:value-type="float"/>
          <table:table-cell office:value="0.9461386043914375" office:value-type="float"/>
          <table:table-cell office:value="0.10077620215664784" office:value-type="float"/>
          <table:table-cell office:value="-0.245755303439797" office:value-type="float"/>
          <table:table-cell office:value="0.10578353891492931" office:value-type="float"/>
          <table:table-cell office:value="-0.5991893138335125" office:value-type="float"/>
        </table:table-row>
        <table:table-row>
          <table:table-cell office:value="-0.008373595995339114" office:value-type="float"/>
          <table:table-cell office:value="-0.01705972555235595" office:value-type="float"/>
          <table:table-cell office:value="-0.023168231488315344" office:value-type="float"/>
          <table:table-cell office:value="0.04171067382689453" office:value-type="float"/>
          <table:table-cell office:value="0.023978364918282473" office:value-type="float"/>
          <table:table-cell office:value="-0.014217426108678839" office:value-type="float"/>
          <table:table-cell office:value="0.07882653661952879" office:value-type="float"/>
          <table:table-cell office:value="41" office:value-type="float"/>
          <table:table-cell office:value="-0.05043327808380127" office:value-type="float"/>
          <table:table-cell office:value="0.02456974983215332" office:value-type="float"/>
          <table:table-cell office:value="0.060776591300964355" office:value-type="float"/>
          <table:table-cell office:value="-0.0006915926933288574" office:value-type="float"/>
          <table:table-cell office:value="-0.10760164260864258" office:value-type="float"/>
          <table:table-cell office:value="0.007485508918762207" office:value-type="float"/>
        </table:table-row>
        <table:table-row>
          <table:table-cell office:value="-0.008878140968712527" office:value-type="float"/>
          <table:table-cell office:value="-0.01681436184004516" office:value-type="float"/>
          <table:table-cell office:value="-0.022560940028278114" office:value-type="float"/>
          <table:table-cell office:value="0.041704389709195856" office:value-type="float"/>
          <table:table-cell office:value="0.02290254697566315" office:value-type="float"/>
          <table:table-cell office:value="-0.014142174052557013" office:value-type="float"/>
          <table:table-cell office:value="0.07886444958142126" office:value-type="float"/>
          <table:table-cell office:value="42" office:value-type="float"/>
          <table:table-cell office:value="-0.05045449733734131" office:value-type="float"/>
          <table:table-cell office:value="0.0245363712310791" office:value-type="float"/>
          <table:table-cell office:value="0.060729146003723145" office:value-type="float"/>
          <table:table-cell office:value="-0.0006284117698669434" office:value-type="float"/>
          <table:table-cell office:value="-0.10758179426193237" office:value-type="float"/>
          <table:table-cell office:value="0.007525205612182617" office:value-type="float"/>
        </table:table-row>
        <table:table-row>
          <table:table-cell office:value="-0.01411122791233893" office:value-type="float"/>
          <table:table-cell office:value="-0.01046098115996093" office:value-type="float"/>
          <table:table-cell office:value="-0.016883294821826697" office:value-type="float"/>
          <table:table-cell office:value="0.04706580724116302" office:value-type="float"/>
          <table:table-cell office:value="0.026891490075638735" office:value-type="float"/>
          <table:table-cell office:value="-0.010704459475835822" office:value-type="float"/>
          <table:table-cell office:value="0.08016742816151676" office:value-type="float"/>
          <table:table-cell office:value="43" office:value-type="float"/>
          <table:table-cell office:value="-0.5233086943626404" office:value-type="float"/>
          <table:table-cell office:value="0.6353380680084229" office:value-type="float"/>
          <table:table-cell office:value="0.5677645206451416" office:value-type="float"/>
          <table:table-cell office:value="0.5361417531967163" office:value-type="float"/>
          <table:table-cell office:value="0.3988943099975586" office:value-type="float"/>
          <table:table-cell office:value="0.34377145767211914" office:value-type="float"/>
        </table:table-row>
        <table:table-row>
          <table:table-cell office:value="-0.019330578965576845" office:value-type="float"/>
          <table:table-cell office:value="-0.004120343952929679" office:value-type="float"/>
          <table:table-cell office:value="-0.011212020159808874" office:value-type="float"/>
          <table:table-cell office:value="0.05" office:value-type="float"/>
          <table:table-cell office:value="0.03087213859324738" office:value-type="float"/>
          <table:table-cell office:value="-0.0072755532735195375" office:value-type="float"/>
          <table:table-cell office:value="0.08060279290564774" office:value-type="float"/>
          <table:table-cell office:value="44" office:value-type="float"/>
          <table:table-cell office:value="-0.5219351053237915" office:value-type="float"/>
          <table:table-cell office:value="0.634063720703125" office:value-type="float"/>
          <table:table-cell office:value="0.5671274662017822" office:value-type="float"/>
          <table:table-cell office:value="0.5346266031265259" office:value-type="float"/>
          <table:table-cell office:value="0.39806485176086426" office:value-type="float"/>
          <table:table-cell office:value="0.3428906202316284" office:value-type="float"/>
        </table:table-row>
        <table:table-row>
          <table:table-cell office:value="-0.023129118008049683" office:value-type="float"/>
          <table:table-cell office:value="-2.6508599078360444e-05" office:value-type="float"/>
          <table:table-cell office:value="-0.005310441495029211" office:value-type="float"/>
          <table:table-cell office:value="0.05" office:value-type="float"/>
          <table:table-cell office:value="0.032083282325318305" office:value-type="float"/>
          <table:table-cell office:value="-0.0058550923341121885" office:value-type="float"/>
          <table:table-cell office:value="0.08181141853541392" office:value-type="float"/>
          <table:table-cell office:value="45" office:value-type="float"/>
          <table:table-cell office:value="-0.37985390424728394" office:value-type="float"/>
          <table:table-cell office:value="0.40938353538513184" office:value-type="float"/>
          <table:table-cell office:value="0.5901578664779663" office:value-type="float"/>
          <table:table-cell office:value="0.5443260669708252" office:value-type="float"/>
          <table:table-cell office:value="0.12111437320709229" office:value-type="float"/>
          <table:table-cell office:value="0.14204609394073486" office:value-type="float"/>
        </table:table-row>
        <table:table-row>
          <table:table-cell office:value="-0.02692039184037085" office:value-type="float"/>
          <table:table-cell office:value="0.004064282149517831" office:value-type="float"/>
          <table:table-cell office:value="0.0005925319184381965" office:value-type="float"/>
          <table:table-cell office:value="0.05" office:value-type="float"/>
          <table:table-cell office:value="0.03329601511721894" office:value-type="float"/>
          <table:table-cell office:value="-0.004432814645132086" office:value-type="float"/>
          <table:table-cell office:value="-3.8260586085879886" office:value-type="float"/>
          <table:table-cell office:value="46" office:value-type="float"/>
          <table:table-cell office:value="-0.3791273832321167" office:value-type="float"/>
          <table:table-cell office:value="0.40907907485961914" office:value-type="float"/>
          <table:table-cell office:value="0.5902973413467407" office:value-type="float"/>
          <table:table-cell office:value="0.5437425374984741" office:value-type="float"/>
          <table:table-cell office:value="0.12127327919006348" office:value-type="float"/>
          <table:table-cell office:value="0.14222776889801025" office:value-type="float"/>
        </table:table-row>
        <table:table-row>
          <table:table-cell office:value="-0.02900638215008612" office:value-type="float"/>
          <table:table-cell office:value="0.0051049446766021815" office:value-type="float"/>
          <table:table-cell office:value="0.0059234163750727185" office:value-type="float"/>
          <table:table-cell office:value="0.05" office:value-type="float"/>
          <table:table-cell office:value="0.03215441868071839" office:value-type="float"/>
          <table:table-cell office:value="-0.003496079968771002" office:value-type="float"/>
          <table:table-cell office:value="-3.833387846956631" office:value-type="float"/>
          <table:table-cell office:value="47" office:value-type="float"/>
          <table:table-cell office:value="-0.2085990309715271" office:value-type="float"/>
          <table:table-cell office:value="0.10406625270843506" office:value-type="float"/>
          <table:table-cell office:value="0.5330884456634521" office:value-type="float"/>
          <table:table-cell office:value="0.45708632469177246" office:value-type="float"/>
          <table:table-cell office:value="-0.11415964365005493" office:value-type="float"/>
          <table:table-cell office:value="0.0936734676361084" office:value-type="float"/>
        </table:table-row>
        <table:table-row>
          <table:table-cell office:value="-0.03110265008870001" office:value-type="float"/>
          <table:table-cell office:value="0.006163628071987923" office:value-type="float"/>
          <table:table-cell office:value="0.011120083092602016" office:value-type="float"/>
          <table:table-cell office:value="0.05" office:value-type="float"/>
          <table:table-cell office:value="0.03100895628695771" office:value-type="float"/>
          <table:table-cell office:value="-0.0025633471482601373" office:value-type="float"/>
          <table:table-cell office:value="-3.7869672034651938" office:value-type="float"/>
          <table:table-cell office:value="48" office:value-type="float"/>
          <table:table-cell office:value="-0.20962679386138916" office:value-type="float"/>
          <table:table-cell office:value="0.10586833953857422" office:value-type="float"/>
          <table:table-cell office:value="0.5196666717529297" office:value-type="float"/>
          <table:table-cell office:value="0.448688268661499" office:value-type="float"/>
          <table:table-cell office:value="-0.11454623937606812" office:value-type="float"/>
          <table:table-cell office:value="0.09327328205108643" office:value-type="float"/>
        </table:table-row>
        <table:table-row>
          <table:table-cell office:value="-0.03181104950371619" office:value-type="float"/>
          <table:table-cell office:value="0.0040724402372482385" office:value-type="float"/>
          <table:table-cell office:value="0.01549589967623544" office:value-type="float"/>
          <table:table-cell office:value="0.05" office:value-type="float"/>
          <table:table-cell office:value="0.02837833747630402" office:value-type="float"/>
          <table:table-cell office:value="-0.0012449841969814509" office:value-type="float"/>
          <table:table-cell office:value="0.1275244227836777" office:value-type="float"/>
          <table:table-cell office:value="49" office:value-type="float"/>
          <table:table-cell office:value="-0.07083994150161743" office:value-type="float"/>
          <table:table-cell office:value="-0.2091187834739685" office:value-type="float"/>
          <table:table-cell office:value="0.4375816583633423" office:value-type="float"/>
          <table:table-cell office:value="0.3723973035812378" office:value-type="float"/>
          <table:table-cell office:value="-0.26306188106536865" office:value-type="float"/>
          <table:table-cell office:value="0.13183629512786865" office:value-type="float"/>
        </table:table-row>
        <table:table-row>
          <table:table-cell office:value="-0.03258976630631323" office:value-type="float"/>
          <table:table-cell office:value="0.0022150408928039633" office:value-type="float"/>
          <table:table-cell office:value="0.01962867832079721" office:value-type="float"/>
          <table:table-cell office:value="0.05" office:value-type="float"/>
          <table:table-cell office:value="0.025853519294312444" office:value-type="float"/>
          <table:table-cell office:value="-1.4169740041753646e-05" office:value-type="float"/>
          <table:table-cell office:value="-1.6847300414310962" office:value-type="float"/>
          <table:table-cell office:value="50" office:value-type="float"/>
          <table:table-cell office:value="-0.07787168025970459" office:value-type="float"/>
          <table:table-cell office:value="-0.1857399344444275" office:value-type="float"/>
          <table:table-cell office:value="0.41327786445617676" office:value-type="float"/>
          <table:table-cell office:value="0.3522059917449951" office:value-type="float"/>
          <table:table-cell office:value="-0.2524818181991577" office:value-type="float"/>
          <table:table-cell office:value="0.12308144569396973" office:value-type="float"/>
        </table:table-row>
        <table:table-row>
          <table:table-cell office:value="-0.032459956926735596" office:value-type="float"/>
          <table:table-cell office:value="-0.001948284536158744" office:value-type="float"/>
          <table:table-cell office:value="0.022228623389156585" office:value-type="float"/>
          <table:table-cell office:value="0.05" office:value-type="float"/>
          <table:table-cell office:value="0.02270520195727631" office:value-type="float"/>
          <table:table-cell office:value="0.0010762936598453312" office:value-type="float"/>
          <table:table-cell office:value="0.05898249673784328" office:value-type="float"/>
          <table:table-cell office:value="51" office:value-type="float"/>
          <table:table-cell office:value="0.012980937957763672" office:value-type="float"/>
          <table:table-cell office:value="-0.41633254289627075" office:value-type="float"/>
          <table:table-cell office:value="0.2599945068359375" office:value-type="float"/>
          <table:table-cell office:value="0.21090054512023926" office:value-type="float"/>
          <table:table-cell office:value="-0.3148317337036133" office:value-type="float"/>
          <table:table-cell office:value="0.1090463399887085" office:value-type="float"/>
        </table:table-row>
        <table:table-row>
          <table:table-cell office:value="-0.03227442912522192" office:value-type="float"/>
          <table:table-cell office:value="-0.006401039391314689" office:value-type="float"/>
          <table:table-cell office:value="0.024809562920482878" office:value-type="float"/>
          <table:table-cell office:value="0.05" office:value-type="float"/>
          <table:table-cell office:value="0.019416336867859808" office:value-type="float"/>
          <table:table-cell office:value="0.0022549266344699653" office:value-type="float"/>
          <table:table-cell office:value="0.07715245773640404" office:value-type="float"/>
          <table:table-cell office:value="52" office:value-type="float"/>
          <table:table-cell office:value="0.018552780151367188" office:value-type="float"/>
          <table:table-cell office:value="-0.4452754855155945" office:value-type="float"/>
          <table:table-cell office:value="0.2580939531326294" office:value-type="float"/>
          <table:table-cell office:value="0.2101982831954956" office:value-type="float"/>
          <table:table-cell office:value="-0.3288865089416504" office:value-type="float"/>
          <table:table-cell office:value="0.11786329746246338" office:value-type="float"/>
        </table:table-row>
        <table:table-row>
          <table:table-cell office:value="-0.03133972696724768" office:value-type="float"/>
          <table:table-cell office:value="-0.011595994859492484" office:value-type="float"/>
          <table:table-cell office:value="0.02564924693003488" office:value-type="float"/>
          <table:table-cell office:value="0.05" office:value-type="float"/>
          <table:table-cell office:value="0.01645095572238251" office:value-type="float"/>
          <table:table-cell office:value="0.0028351790434512887" office:value-type="float"/>
          <table:table-cell office:value="0.05722991142144896" office:value-type="float"/>
          <table:table-cell office:value="53" office:value-type="float"/>
          <table:table-cell office:value="0.09347021579742432" office:value-type="float"/>
          <table:table-cell office:value="-0.5194955468177795" office:value-type="float"/>
          <table:table-cell office:value="0.0839684009552002" office:value-type="float"/>
          <table:table-cell office:value="0.04123198986053467" office:value-type="float"/>
          <table:table-cell office:value="-0.2965381145477295" office:value-type="float"/>
          <table:table-cell office:value="0.058025240898132324" office:value-type="float"/>
        </table:table-row>
        <table:table-row>
          <table:table-cell office:value="-0.029935061258705813" office:value-type="float"/>
          <table:table-cell office:value="-0.017983527808940115" office:value-type="float"/>
          <table:table-cell office:value="0.02651577687159372" office:value-type="float"/>
          <table:table-cell office:value="0.05" office:value-type="float"/>
          <table:table-cell office:value="0.01307269439463898" office:value-type="float"/>
          <table:table-cell office:value="0.0034037751681003365" office:value-type="float"/>
          <table:table-cell office:value="0.071664934027109" office:value-type="float"/>
          <table:table-cell office:value="54" office:value-type="float"/>
          <table:table-cell office:value="0.140466570854187" office:value-type="float"/>
          <table:table-cell office:value="-0.6387532949447632" office:value-type="float"/>
          <table:table-cell office:value="0.08665299415588379" office:value-type="float"/>
          <table:table-cell office:value="0.03284955024719238" office:value-type="float"/>
          <table:table-cell office:value="-0.337826132774353" office:value-type="float"/>
          <table:table-cell office:value="0.056859612464904785" office:value-type="float"/>
        </table:table-row>
        <table:table-row>
          <table:table-cell office:value="-0.027608126921089847" office:value-type="float"/>
          <table:table-cell office:value="-0.024775629668986502" office:value-type="float"/>
          <table:table-cell office:value="0.02509298837080789" office:value-type="float"/>
          <table:table-cell office:value="0.04858928084373475" office:value-type="float"/>
          <table:table-cell office:value="0.010490051958611454" office:value-type="float"/>
          <table:table-cell office:value="0.003212943149248103" office:value-type="float"/>
          <table:table-cell office:value="0.06983439174101354" office:value-type="float"/>
          <table:table-cell office:value="55" office:value-type="float"/>
          <table:table-cell office:value="0.23269343376159668" office:value-type="float"/>
          <table:table-cell office:value="-0.6792101860046387" office:value-type="float"/>
          <table:table-cell office:value="-0.14227885007858276" office:value-type="float"/>
          <table:table-cell office:value="-0.14107191562652588" office:value-type="float"/>
          <table:table-cell office:value="-0.2582642436027527" office:value-type="float"/>
          <table:table-cell office:value="-0.01908320188522339" office:value-type="float"/>
        </table:table-row>
        <table:table-row>
          <table:table-cell office:value="-0.025289116424950322" office:value-type="float"/>
          <table:table-cell office:value="-0.031555627017771905" office:value-type="float"/>
          <table:table-cell office:value="0.0236781386126597" office:value-type="float"/>
          <table:table-cell office:value="0.04718515276908875" office:value-type="float"/>
          <table:table-cell office:value="0.00791025087600037" office:value-type="float"/>
          <table:table-cell office:value="0.003023355079332331" office:value-type="float"/>
          <table:table-cell office:value="0.06765061494676376" office:value-type="float"/>
          <table:table-cell office:value="56" office:value-type="float"/>
          <table:table-cell office:value="0.23190104961395264" office:value-type="float"/>
          <table:table-cell office:value="-0.67799973487854" office:value-type="float"/>
          <table:table-cell office:value="-0.14148497581481934" office:value-type="float"/>
          <table:table-cell office:value="-0.1404128074645996" office:value-type="float"/>
          <table:table-cell office:value="-0.2579801082611084" office:value-type="float"/>
          <table:table-cell office:value="-0.01895880699157715" office:value-type="float"/>
        </table:table-row>
        <table:table-row>
          <table:table-cell office:value="-0.02147635750237342" office:value-type="float"/>
          <table:table-cell office:value="-0.039487341075694266" office:value-type="float"/>
          <table:table-cell office:value="0.019673301338108306" office:value-type="float"/>
          <table:table-cell office:value="0.04382668852806092" office:value-type="float"/>
          <table:table-cell office:value="0.006256085488846744" office:value-type="float"/>
          <table:table-cell office:value="0.001579743695894221" office:value-type="float"/>
          <table:table-cell office:value="0.0650056053335631" office:value-type="float"/>
          <table:table-cell office:value="57" office:value-type="float"/>
          <table:table-cell office:value="0.38127589225769043" office:value-type="float"/>
          <table:table-cell office:value="-0.7931714057922363" office:value-type="float"/>
          <table:table-cell office:value="-0.40048372745513916" office:value-type="float"/>
          <table:table-cell office:value="-0.3358464241027832" office:value-type="float"/>
          <table:table-cell office:value="-0.16541653871536255" office:value-type="float"/>
          <table:table-cell office:value="-0.14436113834381104" office:value-type="float"/>
        </table:table-row>
        <table:table-row>
          <table:table-cell office:value="-0.017688094896706304" office:value-type="float"/>
          <table:table-cell office:value="-0.04739321771219939" office:value-type="float"/>
          <table:table-cell office:value="0.01569748377695871" office:value-type="float"/>
          <table:table-cell office:value="0.04049260497093201" office:value-type="float"/>
          <table:table-cell office:value="0.004603716585686649" office:value-type="float"/>
          <table:table-cell office:value="0.00014590807024572237" office:value-type="float"/>
          <table:table-cell office:value="0.06197092156688254" office:value-type="float"/>
          <table:table-cell office:value="58" office:value-type="float"/>
          <table:table-cell office:value="0.3788262605667114" office:value-type="float"/>
          <table:table-cell office:value="-0.7905876636505127" office:value-type="float"/>
          <table:table-cell office:value="-0.3975817561149597" office:value-type="float"/>
          <table:table-cell office:value="-0.3334083557128906" office:value-type="float"/>
          <table:table-cell office:value="-0.16523689031600952" office:value-type="float"/>
          <table:table-cell office:value="-0.14338356256484985" office:value-type="float"/>
        </table:table-row>
        <table:table-row>
          <table:table-cell office:value="-0.01378437213364478" office:value-type="float"/>
          <table:table-cell office:value="-0.05" office:value-type="float"/>
          <table:table-cell office:value="0.009511126040371187" office:value-type="float"/>
          <table:table-cell office:value="0.036152569055557256" office:value-type="float"/>
          <table:table-cell office:value="0.00454652116065308" office:value-type="float"/>
          <table:table-cell office:value="-0.0019150923961010183" office:value-type="float"/>
          <table:table-cell office:value="0.06134749784456009" office:value-type="float"/>
          <table:table-cell office:value="59" office:value-type="float"/>
          <table:table-cell office:value="0.39037227630615234" office:value-type="float"/>
          <table:table-cell office:value="-0.8469525575637817" office:value-type="float"/>
          <table:table-cell office:value="-0.6186357736587524" office:value-type="float"/>
          <table:table-cell office:value="-0.4340035915374756" office:value-type="float"/>
          <table:table-cell office:value="-0.005719542503356934" office:value-type="float"/>
          <table:table-cell office:value="-0.20610004663467407" office:value-type="float"/>
        </table:table-row>
        <table:table-row>
          <table:table-cell office:value="-0.009908482355507574" office:value-type="float"/>
          <table:table-cell office:value="-0.05" office:value-type="float"/>
          <table:table-cell office:value="0.0033616486777384358" office:value-type="float"/>
          <table:table-cell office:value="0.03184252858161927" office:value-type="float"/>
          <table:table-cell office:value="0.004481841180375065" office:value-type="float"/>
          <table:table-cell office:value="-0.003962210344633123" office:value-type="float"/>
          <table:table-cell office:value="0.06191512145390693" office:value-type="float"/>
          <table:table-cell office:value="60" office:value-type="float"/>
          <table:table-cell office:value="0.3875889778137207" office:value-type="float"/>
          <table:table-cell office:value="-0.8443539142608643" office:value-type="float"/>
          <table:table-cell office:value="-0.6149477362632751" office:value-type="float"/>
          <table:table-cell office:value="-0.43100404739379883" office:value-type="float"/>
          <table:table-cell office:value="-0.006467998027801514" office:value-type="float"/>
          <table:table-cell office:value="-0.20471179485321045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977351427078247" office:value-type="float"/>
          <table:table-cell office:value="-0.009614188075065613" office:value-type="float"/>
          <table:table-cell office:value="-0.00917623281478882" office:value-type="float"/>
          <table:table-cell office:value="-0.006404523849487305" office:value-type="float"/>
          <table:table-cell office:value="0.0032064259052276612" office:value-type="float"/>
          <table:table-cell office:value="-0.0032604354619979858" office:value-type="float"/>
          <table:table-cell office:value="0.07818066909176802" office:value-type="float"/>
          <table:table-cell office:value="1" office:value-type="float"/>
          <table:table-cell office:value="0.4977351427078247" office:value-type="float"/>
          <table:table-cell office:value="-0.9614188075065613" office:value-type="float"/>
          <table:table-cell office:value="-0.9176232814788818" office:value-type="float"/>
          <table:table-cell office:value="-0.6404523849487305" office:value-type="float"/>
          <table:table-cell office:value="0.3206425905227661" office:value-type="float"/>
          <table:table-cell office:value="-0.3260435461997986" office:value-type="float"/>
        </table:table-row>
        <table:table-row>
          <table:table-cell office:value="0.00896712899208069" office:value-type="float"/>
          <table:table-cell office:value="-0.018645748496055603" office:value-type="float"/>
          <table:table-cell office:value="-0.01739734768867493" office:value-type="float"/>
          <table:table-cell office:value="-0.011598014235496522" office:value-type="float"/>
          <table:table-cell office:value="0.0054204630851745605" office:value-type="float"/>
          <table:table-cell office:value="-0.005813378095626831" office:value-type="float"/>
          <table:table-cell office:value="0.08597191986369793" office:value-type="float"/>
          <table:table-cell office:value="2" office:value-type="float"/>
          <table:table-cell office:value="0.39897775650024414" office:value-type="float"/>
          <table:table-cell office:value="-0.903156042098999" office:value-type="float"/>
          <table:table-cell office:value="-0.8221114873886108" office:value-type="float"/>
          <table:table-cell office:value="-0.5193490386009216" office:value-type="float"/>
          <table:table-cell office:value="0.22140371799468994" office:value-type="float"/>
          <table:table-cell office:value="-0.2552942633628845" office:value-type="float"/>
        </table:table-row>
        <table:table-row>
          <table:table-cell office:value="0.013758102655410769" office:value-type="float"/>
          <table:table-cell office:value="-0.02789521396160126" office:value-type="float"/>
          <table:table-cell office:value="-0.026548254489898684" office:value-type="float"/>
          <table:table-cell office:value="-0.017814507484436037" office:value-type="float"/>
          <table:table-cell office:value="0.010033690929412841" office:value-type="float"/>
          <table:table-cell office:value="-0.0091386479139328" office:value-type="float"/>
          <table:table-cell office:value="0.08124125558574405" office:value-type="float"/>
          <table:table-cell office:value="3" office:value-type="float"/>
          <table:table-cell office:value="0.4790973663330078" office:value-type="float"/>
          <table:table-cell office:value="-0.9249465465545654" office:value-type="float"/>
          <table:table-cell office:value="-0.9150906801223755" office:value-type="float"/>
          <table:table-cell office:value="-0.6216493248939514" office:value-type="float"/>
          <table:table-cell office:value="0.4613227844238281" office:value-type="float"/>
          <table:table-cell office:value="-0.3325269818305969" office:value-type="float"/>
        </table:table-row>
        <table:table-row>
          <table:table-cell office:value="0.018479963541030885" office:value-type="float"/>
          <table:table-cell office:value="-0.037105229496955876" office:value-type="float"/>
          <table:table-cell office:value="-0.03565450191497803" office:value-type="float"/>
          <table:table-cell office:value="-0.02395253598690033" office:value-type="float"/>
          <table:table-cell office:value="0.014566785097122191" office:value-type="float"/>
          <table:table-cell office:value="-0.012412249445915222" office:value-type="float"/>
          <table:table-cell office:value="0.07610743887353848" office:value-type="float"/>
          <table:table-cell office:value="4" office:value-type="float"/>
          <table:table-cell office:value="0.4721860885620117" office:value-type="float"/>
          <table:table-cell office:value="-0.9210015535354614" office:value-type="float"/>
          <table:table-cell office:value="-0.9106247425079346" office:value-type="float"/>
          <table:table-cell office:value="-0.6138028502464294" office:value-type="float"/>
          <table:table-cell office:value="0.45330941677093506" office:value-type="float"/>
          <table:table-cell office:value="-0.3273601531982422" office:value-type="float"/>
        </table:table-row>
        <table:table-row>
          <table:table-cell office:value="0.025129858255386356" office:value-type="float"/>
          <table:table-cell office:value="-0.046703976988792424" office:value-type="float"/>
          <table:table-cell office:value="-0.04537715196609497" office:value-type="float"/>
          <table:table-cell office:value="-0.031747313737869265" office:value-type="float"/>
          <table:table-cell office:value="0.02156091213226318" office:value-type="float"/>
          <table:table-cell office:value="-0.01766911566257477" office:value-type="float"/>
          <table:table-cell office:value="0.07025817444089658" office:value-type="float"/>
          <table:table-cell office:value="5" office:value-type="float"/>
          <table:table-cell office:value="0.6649894714355469" office:value-type="float"/>
          <table:table-cell office:value="-0.9598747491836548" office:value-type="float"/>
          <table:table-cell office:value="-0.9722650051116943" office:value-type="float"/>
          <table:table-cell office:value="-0.7794777750968933" office:value-type="float"/>
          <table:table-cell office:value="0.6994127035140991" office:value-type="float"/>
          <table:table-cell office:value="-0.5256866216659546" office:value-type="float"/>
        </table:table-row>
        <table:table-row>
          <table:table-cell office:value="0.03168955445289612" office:value-type="float"/>
          <table:table-cell office:value="-0.05" office:value-type="float"/>
          <table:table-cell office:value="-0.05" office:value-type="float"/>
          <table:table-cell office:value="-0.039458818435668945" office:value-type="float"/>
          <table:table-cell office:value="0.02845735192298889" office:value-type="float"/>
          <table:table-cell office:value="-0.022841328382492067" office:value-type="float"/>
          <table:table-cell office:value="0.06777438343177934" office:value-type="float"/>
          <table:table-cell office:value="6" office:value-type="float"/>
          <table:table-cell office:value="0.6559696197509766" office:value-type="float"/>
          <table:table-cell office:value="-0.9567747712135315" office:value-type="float"/>
          <table:table-cell office:value="-0.9698367714881897" office:value-type="float"/>
          <table:table-cell office:value="-0.7711504697799683" office:value-type="float"/>
          <table:table-cell office:value="0.6896439790725708" office:value-type="float"/>
          <table:table-cell office:value="-0.5172212719917297" office:value-type="float"/>
        </table:table-row>
        <table:table-row>
          <table:table-cell office:value="0.04018259644508362" office:value-type="float"/>
          <table:table-cell office:value="-0.05" office:value-type="float"/>
          <table:table-cell office:value="-0.05" office:value-type="float"/>
          <table:table-cell office:value="-0.048585231900215145" office:value-type="float"/>
          <table:table-cell office:value="0.03720884799957275" office:value-type="float"/>
          <table:table-cell office:value="-0.030343981981277468" office:value-type="float"/>
          <table:table-cell office:value="0.06627207953809613" office:value-type="float"/>
          <table:table-cell office:value="7" office:value-type="float"/>
          <table:table-cell office:value="0.84930419921875" office:value-type="float"/>
          <table:table-cell office:value="-0.9853594899177551" office:value-type="float"/>
          <table:table-cell office:value="-0.9939103722572327" office:value-type="float"/>
          <table:table-cell office:value="-0.9126413464546204" office:value-type="float"/>
          <table:table-cell office:value="0.8751496076583862" office:value-type="float"/>
          <table:table-cell office:value="-0.75026535987854" office:value-type="float"/>
        </table:table-row>
        <table:table-row>
          <table:table-cell office:value="0.04864860415458679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4593451380729675" office:value-type="float"/>
          <table:table-cell office:value="-0.037812937498092655" office:value-type="float"/>
          <table:table-cell office:value="0.06425164226949419" office:value-type="float"/>
          <table:table-cell office:value="8" office:value-type="float"/>
          <table:table-cell office:value="0.8466007709503174" office:value-type="float"/>
          <table:table-cell office:value="-0.9847962260246277" office:value-type="float"/>
          <table:table-cell office:value="-0.9936308264732361" office:value-type="float"/>
          <table:table-cell office:value="-0.9106612801551819" office:value-type="float"/>
          <table:table-cell office:value="0.8725665807723999" office:value-type="float"/>
          <table:table-cell office:value="-0.74689555168151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47016658186912544" office:value-type="float"/>
          <table:table-cell office:value="0.06388592373965352" office:value-type="float"/>
          <table:table-cell office:value="9" office:value-type="float"/>
          <table:table-cell office:value="0.9599144458770752" office:value-type="float"/>
          <table:table-cell office:value="-0.9966851472854614" office:value-type="float"/>
          <table:table-cell office:value="-0.9992126226425171" office:value-type="float"/>
          <table:table-cell office:value="-0.9794954061508179" office:value-type="float"/>
          <table:table-cell office:value="0.9676500558853149" office:value-type="float"/>
          <table:table-cell office:value="-0.920372068881988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36857301298" office:value-type="float"/>
          <table:table-cell office:value="10" office:value-type="float"/>
          <table:table-cell office:value="0.9594285488128662" office:value-type="float"/>
          <table:table-cell office:value="-0.9966158270835876" office:value-type="float"/>
          <table:table-cell office:value="-0.9991931915283203" office:value-type="float"/>
          <table:table-cell office:value="-0.9791982769966125" office:value-type="float"/>
          <table:table-cell office:value="0.9672095775604248" office:value-type="float"/>
          <table:table-cell office:value="-0.91958409547805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76239359448" office:value-type="float"/>
          <table:table-cell office:value="11" office:value-type="float"/>
          <table:table-cell office:value="0.9933221340179443" office:value-type="float"/>
          <table:table-cell office:value="-0.9994786977767944" office:value-type="float"/>
          <table:table-cell office:value="-0.9999365210533142" office:value-type="float"/>
          <table:table-cell office:value="-0.9969324469566345" office:value-type="float"/>
          <table:table-cell office:value="0.9945230484008789" office:value-type="float"/>
          <table:table-cell office:value="-0.98464858531951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586807666588" office:value-type="float"/>
          <table:table-cell office:value="12" office:value-type="float"/>
          <table:table-cell office:value="0.9933222532272339" office:value-type="float"/>
          <table:table-cell office:value="-0.9994787573814392" office:value-type="float"/>
          <table:table-cell office:value="-0.9999365210533142" office:value-type="float"/>
          <table:table-cell office:value="-0.9969324469566345" office:value-type="float"/>
          <table:table-cell office:value="0.9945230484008789" office:value-type="float"/>
          <table:table-cell office:value="-0.98464858531951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36744127392" office:value-type="float"/>
          <table:table-cell office:value="13" office:value-type="float"/>
          <table:table-cell office:value="0.9991765022277832" office:value-type="float"/>
          <table:table-cell office:value="-0.9999324679374695" office:value-type="float"/>
          <table:table-cell office:value="-0.9999961256980896" office:value-type="float"/>
          <table:table-cell office:value="-0.9996563196182251" office:value-type="float"/>
          <table:table-cell office:value="0.9992976188659668" office:value-type="float"/>
          <table:table-cell office:value="-0.99787080287933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4293601422" office:value-type="float"/>
          <table:table-cell office:value="14" office:value-type="float"/>
          <table:table-cell office:value="0.9991765022277832" office:value-type="float"/>
          <table:table-cell office:value="-0.9999324679374695" office:value-type="float"/>
          <table:table-cell office:value="-0.9999961256980896" office:value-type="float"/>
          <table:table-cell office:value="-0.9996563196182251" office:value-type="float"/>
          <table:table-cell office:value="0.9992976188659668" office:value-type="float"/>
          <table:table-cell office:value="-0.99787080287933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45507052707" office:value-type="float"/>
          <table:table-cell office:value="15" office:value-type="float"/>
          <table:table-cell office:value="0.9999167919158936" office:value-type="float"/>
          <table:table-cell office:value="-0.9999921321868896" office:value-type="float"/>
          <table:table-cell office:value="-0.9999998211860657" office:value-type="float"/>
          <table:table-cell office:value="-0.9999682307243347" office:value-type="float"/>
          <table:table-cell office:value="0.9999253749847412" office:value-type="float"/>
          <table:table-cell office:value="-0.99976259469985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555466256816" office:value-type="float"/>
          <table:table-cell office:value="16" office:value-type="float"/>
          <table:table-cell office:value="0.9999167919158936" office:value-type="float"/>
          <table:table-cell office:value="-0.9999921321868896" office:value-type="float"/>
          <table:table-cell office:value="-0.9999998211860657" office:value-type="float"/>
          <table:table-cell office:value="-0.9999682307243347" office:value-type="float"/>
          <table:table-cell office:value="0.9999253749847412" office:value-type="float"/>
          <table:table-cell office:value="-0.99976259469985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52279809273" office:value-type="float"/>
          <table:table-cell office:value="17" office:value-type="float"/>
          <table:table-cell office:value="0.9999927282333374" office:value-type="float"/>
          <table:table-cell office:value="-0.9999991655349731" office:value-type="float"/>
          <table:table-cell office:value="-1" office:value-type="float"/>
          <table:table-cell office:value="-0.9999974370002747" office:value-type="float"/>
          <table:table-cell office:value="0.999993085861206" office:value-type="float"/>
          <table:table-cell office:value="-0.999977350234985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51573572086" office:value-type="float"/>
          <table:table-cell office:value="18" office:value-type="float"/>
          <table:table-cell office:value="0.9999927282333374" office:value-type="float"/>
          <table:table-cell office:value="-0.9999991655349731" office:value-type="float"/>
          <table:table-cell office:value="-1" office:value-type="float"/>
          <table:table-cell office:value="-0.9999974370002747" office:value-type="float"/>
          <table:table-cell office:value="0.999993085861206" office:value-type="float"/>
          <table:table-cell office:value="-0.999977350234985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556418867271" office:value-type="float"/>
          <table:table-cell office:value="19" office:value-type="float"/>
          <table:table-cell office:value="0.9999994039535522" office:value-type="float"/>
          <table:table-cell office:value="-0.9999998807907104" office:value-type="float"/>
          <table:table-cell office:value="-1" office:value-type="float"/>
          <table:table-cell office:value="-0.9999998211860657" office:value-type="float"/>
          <table:table-cell office:value="0.9999994039535522" office:value-type="float"/>
          <table:table-cell office:value="-0.99999803304672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541309404967" office:value-type="float"/>
          <table:table-cell office:value="20" office:value-type="float"/>
          <table:table-cell office:value="0.9999994039535522" office:value-type="float"/>
          <table:table-cell office:value="-0.9999998807907104" office:value-type="float"/>
          <table:table-cell office:value="-1" office:value-type="float"/>
          <table:table-cell office:value="-0.9999998211860657" office:value-type="float"/>
          <table:table-cell office:value="0.9999994039535522" office:value-type="float"/>
          <table:table-cell office:value="-0.99999803304672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03985437766" office:value-type="float"/>
          <table:table-cell office:value="2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0.999999821186065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33378561039" office:value-type="float"/>
          <table:table-cell office:value="2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0.999999821186065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54016807778" office:value-type="float"/>
          <table:table-cell office:value="2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576574195211" office:value-type="float"/>
          <table:table-cell office:value="2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64231176644" office:value-type="float"/>
          <table:table-cell office:value="2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23029931853" office:value-type="float"/>
          <table:table-cell office:value="2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33274311603" office:value-type="float"/>
          <table:table-cell office:value="2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7120928733" office:value-type="float"/>
          <table:table-cell office:value="2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86098763866" office:value-type="float"/>
          <table:table-cell office:value="2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554520438523" office:value-type="float"/>
          <table:table-cell office:value="3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596336680967" office:value-type="float"/>
          <table:table-cell office:value="3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30919615418" office:value-type="float"/>
          <table:table-cell office:value="3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566209482112" office:value-type="float"/>
          <table:table-cell office:value="3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04913873569" office:value-type="float"/>
          <table:table-cell office:value="3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56728513181" office:value-type="float"/>
          <table:table-cell office:value="3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574693585335" office:value-type="float"/>
          <table:table-cell office:value="3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45589604375" office:value-type="float"/>
          <table:table-cell office:value="3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77045281416" office:value-type="float"/>
          <table:table-cell office:value="3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573745405628" office:value-type="float"/>
          <table:table-cell office:value="3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18608276013" office:value-type="float"/>
          <table:table-cell office:value="4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33394267001" office:value-type="float"/>
          <table:table-cell office:value="4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48150550598" office:value-type="float"/>
          <table:table-cell office:value="4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53246130153" office:value-type="float"/>
          <table:table-cell office:value="4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586812423554" office:value-type="float"/>
          <table:table-cell office:value="4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56751408188" office:value-type="float"/>
          <table:table-cell office:value="4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57159105432" office:value-type="float"/>
          <table:table-cell office:value="4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5315787001" office:value-type="float"/>
          <table:table-cell office:value="4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63571451779" office:value-type="float"/>
          <table:table-cell office:value="4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61074472626" office:value-type="float"/>
          <table:table-cell office:value="4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28235715066" office:value-type="float"/>
          <table:table-cell office:value="5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29144295253" office:value-type="float"/>
          <table:table-cell office:value="5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61963760674" office:value-type="float"/>
          <table:table-cell office:value="5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69487053542" office:value-type="float"/>
          <table:table-cell office:value="5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69588091654" office:value-type="float"/>
          <table:table-cell office:value="5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67331740262" office:value-type="float"/>
          <table:table-cell office:value="5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52924135672" office:value-type="float"/>
          <table:table-cell office:value="5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33924083295" office:value-type="float"/>
          <table:table-cell office:value="5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53615810348" office:value-type="float"/>
          <table:table-cell office:value="5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1429638061" office:value-type="float"/>
          <table:table-cell office:value="5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38866618563509" office:value-type="float"/>
          <table:table-cell office:value="6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-0.01" office:value-type="float"/>
          <table:table-cell office:value="0.0664589021982837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-0.02" office:value-type="float"/>
          <table:table-cell office:value="0.05918698026425648" office:value-type="float"/>
          <table:table-cell office:value="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-0.03" office:value-type="float"/>
          <table:table-cell office:value="0.07130562852578348" office:value-type="float"/>
          <table:table-cell office:value="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-0.04" office:value-type="float"/>
          <table:table-cell office:value="0.06330108608040581" office:value-type="float"/>
          <table:table-cell office:value="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3531332" office:value-type="float"/>
          <table:table-cell office:value="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15023025" office:value-type="float"/>
          <table:table-cell office:value="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58496424" office:value-type="float"/>
          <table:table-cell office:value="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9523344" office:value-type="float"/>
          <table:table-cell office:value="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77624264" office:value-type="float"/>
          <table:table-cell office:value="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8262882" office:value-type="float"/>
          <table:table-cell office:value="1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5888758" office:value-type="float"/>
          <table:table-cell office:value="1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8249581" office:value-type="float"/>
          <table:table-cell office:value="1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8176344" office:value-type="float"/>
          <table:table-cell office:value="1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8364318" office:value-type="float"/>
          <table:table-cell office:value="1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8889396" office:value-type="float"/>
          <table:table-cell office:value="1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372355" office:value-type="float"/>
          <table:table-cell office:value="1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3398863" office:value-type="float"/>
          <table:table-cell office:value="1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5054933" office:value-type="float"/>
          <table:table-cell office:value="1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4490859" office:value-type="float"/>
          <table:table-cell office:value="1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9194634" office:value-type="float"/>
          <table:table-cell office:value="2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5447217" office:value-type="float"/>
          <table:table-cell office:value="2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75994785" office:value-type="float"/>
          <table:table-cell office:value="2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0654269" office:value-type="float"/>
          <table:table-cell office:value="2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42940306" office:value-type="float"/>
          <table:table-cell office:value="2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8828831" office:value-type="float"/>
          <table:table-cell office:value="2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7492911" office:value-type="float"/>
          <table:table-cell office:value="2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9371705" office:value-type="float"/>
          <table:table-cell office:value="2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9117155" office:value-type="float"/>
          <table:table-cell office:value="2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91533774" office:value-type="float"/>
          <table:table-cell office:value="2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70450021" office:value-type="float"/>
          <table:table-cell office:value="3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909614" office:value-type="float"/>
          <table:table-cell office:value="3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7345905" office:value-type="float"/>
          <table:table-cell office:value="3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37340735" office:value-type="float"/>
          <table:table-cell office:value="3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70628005" office:value-type="float"/>
          <table:table-cell office:value="3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74852635" office:value-type="float"/>
          <table:table-cell office:value="3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0155115" office:value-type="float"/>
          <table:table-cell office:value="3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0895285" office:value-type="float"/>
          <table:table-cell office:value="3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44863615" office:value-type="float"/>
          <table:table-cell office:value="3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10986734" office:value-type="float"/>
          <table:table-cell office:value="3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912203" office:value-type="float"/>
          <table:table-cell office:value="4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0574984" office:value-type="float"/>
          <table:table-cell office:value="4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4216133" office:value-type="float"/>
          <table:table-cell office:value="4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3392478" office:value-type="float"/>
          <table:table-cell office:value="4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75016523" office:value-type="float"/>
          <table:table-cell office:value="4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9100226" office:value-type="float"/>
          <table:table-cell office:value="4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7625722" office:value-type="float"/>
          <table:table-cell office:value="4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8065685" office:value-type="float"/>
          <table:table-cell office:value="4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816238" office:value-type="float"/>
          <table:table-cell office:value="4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38653874" office:value-type="float"/>
          <table:table-cell office:value="4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885673" office:value-type="float"/>
          <table:table-cell office:value="5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9645601" office:value-type="float"/>
          <table:table-cell office:value="5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4981936" office:value-type="float"/>
          <table:table-cell office:value="5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08305386" office:value-type="float"/>
          <table:table-cell office:value="5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71091564" office:value-type="float"/>
          <table:table-cell office:value="5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70697586" office:value-type="float"/>
          <table:table-cell office:value="5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35895275" office:value-type="float"/>
          <table:table-cell office:value="5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2808101" office:value-type="float"/>
          <table:table-cell office:value="5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8758651" office:value-type="float"/>
          <table:table-cell office:value="5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614082244" office:value-type="float"/>
          <table:table-cell office:value="5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577009159318952" office:value-type="float"/>
          <table:table-cell office:value="6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-0.01" office:value-type="float"/>
          <table:table-cell office:value="0.074529799118383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-0.02" office:value-type="float"/>
          <table:table-cell office:value="0.08640910233319045" office:value-type="float"/>
          <table:table-cell office:value="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-0.03" office:value-type="float"/>
          <table:table-cell office:value="0.07799304595527011" office:value-type="float"/>
          <table:table-cell office:value="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-0.04" office:value-type="float"/>
          <table:table-cell office:value="0.06998402088048093" office:value-type="float"/>
          <table:table-cell office:value="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2448871062138846" office:value-type="float"/>
          <table:table-cell office:value="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961582469706" office:value-type="float"/>
          <table:table-cell office:value="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54338904075" office:value-type="float"/>
          <table:table-cell office:value="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04637076124" office:value-type="float"/>
          <table:table-cell office:value="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3211690964" office:value-type="float"/>
          <table:table-cell office:value="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1849680026" office:value-type="float"/>
          <table:table-cell office:value="1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0613556228" office:value-type="float"/>
          <table:table-cell office:value="1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3090731094" office:value-type="float"/>
          <table:table-cell office:value="1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5294110174034" office:value-type="float"/>
          <table:table-cell office:value="1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2749067055" office:value-type="float"/>
          <table:table-cell office:value="1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68697776659" office:value-type="float"/>
          <table:table-cell office:value="1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5731267417769" office:value-type="float"/>
          <table:table-cell office:value="1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6828832616" office:value-type="float"/>
          <table:table-cell office:value="1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2053200585" office:value-type="float"/>
          <table:table-cell office:value="1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229753662" office:value-type="float"/>
          <table:table-cell office:value="1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69542138321" office:value-type="float"/>
          <table:table-cell office:value="2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26914487686" office:value-type="float"/>
          <table:table-cell office:value="2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2402540425" office:value-type="float"/>
          <table:table-cell office:value="2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0698389587" office:value-type="float"/>
          <table:table-cell office:value="2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364806762214" office:value-type="float"/>
          <table:table-cell office:value="2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45075153795" office:value-type="float"/>
          <table:table-cell office:value="2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0149664154" office:value-type="float"/>
          <table:table-cell office:value="2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0534978314" office:value-type="float"/>
          <table:table-cell office:value="2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51485810683236" office:value-type="float"/>
          <table:table-cell office:value="2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15955909904" office:value-type="float"/>
          <table:table-cell office:value="2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4767308773" office:value-type="float"/>
          <table:table-cell office:value="3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2299642824" office:value-type="float"/>
          <table:table-cell office:value="3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4614250487" office:value-type="float"/>
          <table:table-cell office:value="3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688593050655" office:value-type="float"/>
          <table:table-cell office:value="3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1636284589" office:value-type="float"/>
          <table:table-cell office:value="3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38556565106" office:value-type="float"/>
          <table:table-cell office:value="3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10301988816" office:value-type="float"/>
          <table:table-cell office:value="3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2310007158" office:value-type="float"/>
          <table:table-cell office:value="3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14423100664" office:value-type="float"/>
          <table:table-cell office:value="3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2524265276" office:value-type="float"/>
          <table:table-cell office:value="3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69369285858" office:value-type="float"/>
          <table:table-cell office:value="4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3177140361" office:value-type="float"/>
          <table:table-cell office:value="4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69681638024" office:value-type="float"/>
          <table:table-cell office:value="4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5067927729633" office:value-type="float"/>
          <table:table-cell office:value="4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69067999485" office:value-type="float"/>
          <table:table-cell office:value="4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32385772125" office:value-type="float"/>
          <table:table-cell office:value="4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21228129614" office:value-type="float"/>
          <table:table-cell office:value="4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699547700474" office:value-type="float"/>
          <table:table-cell office:value="4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0483002337" office:value-type="float"/>
          <table:table-cell office:value="4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692721743355" office:value-type="float"/>
          <table:table-cell office:value="4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12009506936" office:value-type="float"/>
          <table:table-cell office:value="5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45160265505" office:value-type="float"/>
          <table:table-cell office:value="5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0204267079" office:value-type="float"/>
          <table:table-cell office:value="5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69909147252" office:value-type="float"/>
          <table:table-cell office:value="5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93360765892" office:value-type="float"/>
          <table:table-cell office:value="5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677155871738" office:value-type="float"/>
          <table:table-cell office:value="5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7485520495092102" office:value-type="float"/>
          <table:table-cell office:value="5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0953372457" office:value-type="float"/>
          <table:table-cell office:value="5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732933375816" office:value-type="float"/>
          <table:table-cell office:value="5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52441949213836" office:value-type="float"/>
          <table:table-cell office:value="5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94493802259991" office:value-type="float"/>
          <table:table-cell office:value="6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-0.01" office:value-type="float"/>
          <table:table-cell office:value="-0.144582797927384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-0.02" office:value-type="float"/>
          <table:table-cell office:value="0.08055944380021804" office:value-type="float"/>
          <table:table-cell office:value="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-0.03" office:value-type="float"/>
          <table:table-cell office:value="0.07251763934419102" office:value-type="float"/>
          <table:table-cell office:value="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-0.04" office:value-type="float"/>
          <table:table-cell office:value="0.06496172373087776" office:value-type="float"/>
          <table:table-cell office:value="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40042610622583" office:value-type="float"/>
          <table:table-cell office:value="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771622139285" office:value-type="float"/>
          <table:table-cell office:value="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7005085210784" office:value-type="float"/>
          <table:table-cell office:value="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997455099836" office:value-type="float"/>
          <table:table-cell office:value="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8776143121901" office:value-type="float"/>
          <table:table-cell office:value="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800998577311" office:value-type="float"/>
          <table:table-cell office:value="1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639663787914" office:value-type="float"/>
          <table:table-cell office:value="1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72061437343" office:value-type="float"/>
          <table:table-cell office:value="1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8653354542101" office:value-type="float"/>
          <table:table-cell office:value="1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623201999014" office:value-type="float"/>
          <table:table-cell office:value="1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770953740712" office:value-type="float"/>
          <table:table-cell office:value="1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371207427403" office:value-type="float"/>
          <table:table-cell office:value="1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44365028494" office:value-type="float"/>
          <table:table-cell office:value="1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35893277143" office:value-type="float"/>
          <table:table-cell office:value="1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545406549673" office:value-type="float"/>
          <table:table-cell office:value="1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676603756696" office:value-type="float"/>
          <table:table-cell office:value="2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740084921826" office:value-type="float"/>
          <table:table-cell office:value="2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7740444076306" office:value-type="float"/>
          <table:table-cell office:value="2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3815933451255" office:value-type="float"/>
          <table:table-cell office:value="2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238391489514" office:value-type="float"/>
          <table:table-cell office:value="2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73694917769" office:value-type="float"/>
          <table:table-cell office:value="2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331908323448" office:value-type="float"/>
          <table:table-cell office:value="2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701062936032" office:value-type="float"/>
          <table:table-cell office:value="2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512452341055" office:value-type="float"/>
          <table:table-cell office:value="2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40066326172739" office:value-type="float"/>
          <table:table-cell office:value="2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509502909075" office:value-type="float"/>
          <table:table-cell office:value="3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7639089684406" office:value-type="float"/>
          <table:table-cell office:value="3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57204855564" office:value-type="float"/>
          <table:table-cell office:value="3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46008725" office:value-type="float"/>
          <table:table-cell office:value="3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7027207921995" office:value-type="float"/>
          <table:table-cell office:value="3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698732174491" office:value-type="float"/>
          <table:table-cell office:value="3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514205803512" office:value-type="float"/>
          <table:table-cell office:value="3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86063357957956" office:value-type="float"/>
          <table:table-cell office:value="3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604316426624" office:value-type="float"/>
          <table:table-cell office:value="3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871857660413" office:value-type="float"/>
          <table:table-cell office:value="3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63169470113" office:value-type="float"/>
          <table:table-cell office:value="4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86013017223896" office:value-type="float"/>
          <table:table-cell office:value="4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70025580062" office:value-type="float"/>
          <table:table-cell office:value="4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40106132920955" office:value-type="float"/>
          <table:table-cell office:value="4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6131117047694" office:value-type="float"/>
          <table:table-cell office:value="4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776461979408" office:value-type="float"/>
          <table:table-cell office:value="4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64091815616" office:value-type="float"/>
          <table:table-cell office:value="4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8638124621905" office:value-type="float"/>
          <table:table-cell office:value="4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42987540841" office:value-type="float"/>
          <table:table-cell office:value="4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867142081484" office:value-type="float"/>
          <table:table-cell office:value="4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53475016802" office:value-type="float"/>
          <table:table-cell office:value="5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38386519777" office:value-type="float"/>
          <table:table-cell office:value="5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5561180898606" office:value-type="float"/>
          <table:table-cell office:value="5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6052001843625" office:value-type="float"/>
          <table:table-cell office:value="5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21440144161" office:value-type="float"/>
          <table:table-cell office:value="5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090672605808" office:value-type="float"/>
          <table:table-cell office:value="5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8549704153901" office:value-type="float"/>
          <table:table-cell office:value="5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8520017176376" office:value-type="float"/>
          <table:table-cell office:value="5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863456844225" office:value-type="float"/>
          <table:table-cell office:value="5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400922447861796" office:value-type="float"/>
          <table:table-cell office:value="5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739498717706874" office:value-type="float"/>
          <table:table-cell office:value="6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-0.01" office:value-type="float"/>
          <table:table-cell office:value="0.084827729004209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-0.02" office:value-type="float"/>
          <table:table-cell office:value="0.0820325419375403" office:value-type="float"/>
          <table:table-cell office:value="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-0.03" office:value-type="float"/>
          <table:table-cell office:value="0.07519591359664606" office:value-type="float"/>
          <table:table-cell office:value="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-0.04" office:value-type="float"/>
          <table:table-cell office:value="0.06825207320972394" office:value-type="float"/>
          <table:table-cell office:value="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2704069706084" office:value-type="float"/>
          <table:table-cell office:value="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752087088485" office:value-type="float"/>
          <table:table-cell office:value="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33039752906" office:value-type="float"/>
          <table:table-cell office:value="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996579935728" office:value-type="float"/>
          <table:table-cell office:value="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71264511949545" office:value-type="float"/>
          <table:table-cell office:value="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68328886173" office:value-type="float"/>
          <table:table-cell office:value="1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4509876417455" office:value-type="float"/>
          <table:table-cell office:value="1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465564588787" office:value-type="float"/>
          <table:table-cell office:value="1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8057799313014" office:value-type="float"/>
          <table:table-cell office:value="1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061533940163" office:value-type="float"/>
          <table:table-cell office:value="1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662799217251" office:value-type="float"/>
          <table:table-cell office:value="1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8671950637775" office:value-type="float"/>
          <table:table-cell office:value="1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0988724550146" office:value-type="float"/>
          <table:table-cell office:value="1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840435012875" office:value-type="float"/>
          <table:table-cell office:value="1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783984948664" office:value-type="float"/>
          <table:table-cell office:value="1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652690837615" office:value-type="float"/>
          <table:table-cell office:value="2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7113093857957" office:value-type="float"/>
          <table:table-cell office:value="2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5048507713396" office:value-type="float"/>
          <table:table-cell office:value="2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1064509288956" office:value-type="float"/>
          <table:table-cell office:value="2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59488463877216" office:value-type="float"/>
          <table:table-cell office:value="2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181005066468" office:value-type="float"/>
          <table:table-cell office:value="2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57768324460415" office:value-type="float"/>
          <table:table-cell office:value="2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935994826933" office:value-type="float"/>
          <table:table-cell office:value="2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060987469748" office:value-type="float"/>
          <table:table-cell office:value="2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5688001437992" office:value-type="float"/>
          <table:table-cell office:value="2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6420865312755" office:value-type="float"/>
          <table:table-cell office:value="3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72728018913" office:value-type="float"/>
          <table:table-cell office:value="3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673976325453" office:value-type="float"/>
          <table:table-cell office:value="3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4809514540686" office:value-type="float"/>
          <table:table-cell office:value="3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5011983076796" office:value-type="float"/>
          <table:table-cell office:value="3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08321809607" office:value-type="float"/>
          <table:table-cell office:value="3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58980598384535" office:value-type="float"/>
          <table:table-cell office:value="3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645779379223" office:value-type="float"/>
          <table:table-cell office:value="3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740188639695" office:value-type="float"/>
          <table:table-cell office:value="3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302377054964" office:value-type="float"/>
          <table:table-cell office:value="3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936503009738" office:value-type="float"/>
          <table:table-cell office:value="4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4013585325976" office:value-type="float"/>
          <table:table-cell office:value="4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4543783659095" office:value-type="float"/>
          <table:table-cell office:value="4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456099727785" office:value-type="float"/>
          <table:table-cell office:value="4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971002189115" office:value-type="float"/>
          <table:table-cell office:value="4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3673535805406" office:value-type="float"/>
          <table:table-cell office:value="4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260642367007" office:value-type="float"/>
          <table:table-cell office:value="4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390813503959" office:value-type="float"/>
          <table:table-cell office:value="4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5871837177533" office:value-type="float"/>
          <table:table-cell office:value="4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213113844865" office:value-type="float"/>
          <table:table-cell office:value="4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590066020895" office:value-type="float"/>
          <table:table-cell office:value="5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413158071768" office:value-type="float"/>
          <table:table-cell office:value="5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329046219957" office:value-type="float"/>
          <table:table-cell office:value="5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52344924008295" office:value-type="float"/>
          <table:table-cell office:value="5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4708405576006" office:value-type="float"/>
          <table:table-cell office:value="5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0317274923184" office:value-type="float"/>
          <table:table-cell office:value="5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8678641159925" office:value-type="float"/>
          <table:table-cell office:value="5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502038770306" office:value-type="float"/>
          <table:table-cell office:value="5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5924520314847" office:value-type="float"/>
          <table:table-cell office:value="5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085765203149" office:value-type="float"/>
          <table:table-cell office:value="5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106524640500502" office:value-type="float"/>
          <table:table-cell office:value="6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-0.01" office:value-type="float"/>
          <table:table-cell office:value="0.266796482473020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-0.02" office:value-type="float"/>
          <table:table-cell office:value="0.08826351972696815" office:value-type="float"/>
          <table:table-cell office:value="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-0.03" office:value-type="float"/>
          <table:table-cell office:value="0.08095428242308861" office:value-type="float"/>
          <table:table-cell office:value="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-0.04" office:value-type="float"/>
          <table:table-cell office:value="0.07369480597474852" office:value-type="float"/>
          <table:table-cell office:value="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628877865938" office:value-type="float"/>
          <table:table-cell office:value="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5259913096" office:value-type="float"/>
          <table:table-cell office:value="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12200637889" office:value-type="float"/>
          <table:table-cell office:value="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072592781803" office:value-type="float"/>
          <table:table-cell office:value="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097811637985" office:value-type="float"/>
          <table:table-cell office:value="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44081388315" office:value-type="float"/>
          <table:table-cell office:value="1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34701062422" office:value-type="float"/>
          <table:table-cell office:value="1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871146175117" office:value-type="float"/>
          <table:table-cell office:value="1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055275062232" office:value-type="float"/>
          <table:table-cell office:value="1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53518327048" office:value-type="float"/>
          <table:table-cell office:value="1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76021093104" office:value-type="float"/>
          <table:table-cell office:value="1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872636050119" office:value-type="float"/>
          <table:table-cell office:value="1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04471406977" office:value-type="float"/>
          <table:table-cell office:value="1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41485170559" office:value-type="float"/>
          <table:table-cell office:value="1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35933719553" office:value-type="float"/>
          <table:table-cell office:value="1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58860873593" office:value-type="float"/>
          <table:table-cell office:value="2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4608227198" office:value-type="float"/>
          <table:table-cell office:value="2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769859399826" office:value-type="float"/>
          <table:table-cell office:value="2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045232821931" office:value-type="float"/>
          <table:table-cell office:value="2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54889055618" office:value-type="float"/>
          <table:table-cell office:value="2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05734611639" office:value-type="float"/>
          <table:table-cell office:value="2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837287932407" office:value-type="float"/>
          <table:table-cell office:value="2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042858130631" office:value-type="float"/>
          <table:table-cell office:value="2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40547285796" office:value-type="float"/>
          <table:table-cell office:value="2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33812902905" office:value-type="float"/>
          <table:table-cell office:value="2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43786421022" office:value-type="float"/>
          <table:table-cell office:value="3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05147166987" office:value-type="float"/>
          <table:table-cell office:value="3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07773429298" office:value-type="float"/>
          <table:table-cell office:value="3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02234093388" office:value-type="float"/>
          <table:table-cell office:value="3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3795722593" office:value-type="float"/>
          <table:table-cell office:value="3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87700991038" office:value-type="float"/>
          <table:table-cell office:value="3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868469902303" office:value-type="float"/>
          <table:table-cell office:value="3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35972335188" office:value-type="float"/>
          <table:table-cell office:value="3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892361741599" office:value-type="float"/>
          <table:table-cell office:value="3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874038995088" office:value-type="float"/>
          <table:table-cell office:value="3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38240623018" office:value-type="float"/>
          <table:table-cell office:value="4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5902422396" office:value-type="float"/>
          <table:table-cell office:value="4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33527111773" office:value-type="float"/>
          <table:table-cell office:value="4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032962403698" office:value-type="float"/>
          <table:table-cell office:value="4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3662238618" office:value-type="float"/>
          <table:table-cell office:value="4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83580899608" office:value-type="float"/>
          <table:table-cell office:value="4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53212702934" office:value-type="float"/>
          <table:table-cell office:value="4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88108016273" office:value-type="float"/>
          <table:table-cell office:value="4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13859533653" office:value-type="float"/>
          <table:table-cell office:value="4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4208177479" office:value-type="float"/>
          <table:table-cell office:value="4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40061912576" office:value-type="float"/>
          <table:table-cell office:value="5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296026139" office:value-type="float"/>
          <table:table-cell office:value="5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891518868724" office:value-type="float"/>
          <table:table-cell office:value="52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41268550748" office:value-type="float"/>
          <table:table-cell office:value="53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89251797405" office:value-type="float"/>
          <table:table-cell office:value="54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04149888914" office:value-type="float"/>
          <table:table-cell office:value="55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51665997435" office:value-type="float"/>
          <table:table-cell office:value="56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081533364324" office:value-type="float"/>
          <table:table-cell office:value="57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53401089373" office:value-type="float"/>
          <table:table-cell office:value="58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9102874141615" office:value-type="float"/>
          <table:table-cell office:value="59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6628932377531103" office:value-type="float"/>
          <table:table-cell office:value="60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-1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-0.01" office:value-type="float"/>
          <table:table-cell office:value="0.08301888544615037" office:value-type="float"/>
          <table:table-cell office:value="1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-0.02" office:value-type="float"/>
          <table:table-cell office:value="0.07529056675961954" office:value-type="float"/>
          <table:table-cell office:value="2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-0.03" office:value-type="float"/>
          <table:table-cell office:value="0.06739019475903504" office:value-type="float"/>
          <table:table-cell office:value="3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-0.04" office:value-type="float"/>
          <table:table-cell office:value="0.05991498284956219" office:value-type="float"/>
          <table:table-cell office:value="4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318917587245" office:value-type="float"/>
          <table:table-cell office:value="5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11707917985" office:value-type="float"/>
          <table:table-cell office:value="6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14237803588" office:value-type="float"/>
          <table:table-cell office:value="7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39641317072" office:value-type="float"/>
          <table:table-cell office:value="8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4656476424406" office:value-type="float"/>
          <table:table-cell office:value="9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43186677049" office:value-type="float"/>
          <table:table-cell office:value="1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7770835165175" office:value-type="float"/>
          <table:table-cell office:value="11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383850723775" office:value-type="float"/>
          <table:table-cell office:value="12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571634951575" office:value-type="float"/>
          <table:table-cell office:value="13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7145426615195" office:value-type="float"/>
          <table:table-cell office:value="14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37672729569" office:value-type="float"/>
          <table:table-cell office:value="15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11407576332" office:value-type="float"/>
          <table:table-cell office:value="16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31747330899" office:value-type="float"/>
          <table:table-cell office:value="17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75370830707" office:value-type="float"/>
          <table:table-cell office:value="18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379447588766" office:value-type="float"/>
          <table:table-cell office:value="19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61746811444" office:value-type="float"/>
          <table:table-cell office:value="2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57878246521" office:value-type="float"/>
          <table:table-cell office:value="21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17781617908" office:value-type="float"/>
          <table:table-cell office:value="22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799379791025" office:value-type="float"/>
          <table:table-cell office:value="23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01681765735" office:value-type="float"/>
          <table:table-cell office:value="24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64682263934" office:value-type="float"/>
          <table:table-cell office:value="25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870947286736" office:value-type="float"/>
          <table:table-cell office:value="26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8941949228594" office:value-type="float"/>
          <table:table-cell office:value="27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540405429905" office:value-type="float"/>
          <table:table-cell office:value="28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897778596338" office:value-type="float"/>
          <table:table-cell office:value="29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113059905784" office:value-type="float"/>
          <table:table-cell office:value="3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760615905822" office:value-type="float"/>
          <table:table-cell office:value="31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2164430765534" office:value-type="float"/>
          <table:table-cell office:value="32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774611406043" office:value-type="float"/>
          <table:table-cell office:value="33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30320428301" office:value-type="float"/>
          <table:table-cell office:value="34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234823544074" office:value-type="float"/>
          <table:table-cell office:value="35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8696105261306" office:value-type="float"/>
          <table:table-cell office:value="36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218044383567" office:value-type="float"/>
          <table:table-cell office:value="37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186121458564" office:value-type="float"/>
          <table:table-cell office:value="38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118204637265" office:value-type="float"/>
          <table:table-cell office:value="39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873157043007" office:value-type="float"/>
          <table:table-cell office:value="4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330221233049" office:value-type="float"/>
          <table:table-cell office:value="41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54693537877" office:value-type="float"/>
          <table:table-cell office:value="42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35824348644" office:value-type="float"/>
          <table:table-cell office:value="43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243055465538" office:value-type="float"/>
          <table:table-cell office:value="44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07803323247" office:value-type="float"/>
          <table:table-cell office:value="45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0023015595374" office:value-type="float"/>
          <table:table-cell office:value="46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479497465954" office:value-type="float"/>
          <table:table-cell office:value="47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13357632949" office:value-type="float"/>
          <table:table-cell office:value="48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792705340306" office:value-type="float"/>
          <table:table-cell office:value="49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867734127771" office:value-type="float"/>
          <table:table-cell office:value="5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14967249591" office:value-type="float"/>
          <table:table-cell office:value="51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584467564554" office:value-type="float"/>
          <table:table-cell office:value="52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2389842023906" office:value-type="float"/>
          <table:table-cell office:value="53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144492480404" office:value-type="float"/>
          <table:table-cell office:value="54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006156381904" office:value-type="float"/>
          <table:table-cell office:value="55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164681993895" office:value-type="float"/>
          <table:table-cell office:value="56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820753707939" office:value-type="float"/>
          <table:table-cell office:value="57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875832168941" office:value-type="float"/>
          <table:table-cell office:value="58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69767143171" office:value-type="float"/>
          <table:table-cell office:value="59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1419267977948435" office:value-type="float"/>
          <table:table-cell office:value="6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  <table:table-cell office:value="-1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1T20:03:48.353385</meta:creation-date>
    <dc:date>2024-03-11T20:03:48.496442</dc:date>
    <meta:generator>http://pypi.python.org/pypi/ezodf/0.1.0$Python3.8.10 (default, Nov 22 2023, 10:22:35) 
[GCC 9.4.0]</meta:generator>
    <meta:document-statistic/>
    <meta:editing-cycles>1</meta:editing-cycles>
  </office:meta>
</office:document-meta>
</file>